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6.00pt" fo:font-weight="bold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6.00pt" fo:font-weight="normal" fo:font-family="Arial" style:font-family-asian="Arial" style:font-family-complex="Arial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37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24.00pt" fo:font-weight="normal" fo:font-family="Arial" style:font-family-asian="Arial" style:font-family-complex="Arial" fo:background-color="transparent" style:use-window-font-color="true"/>
    </style:style>
    <style:style style:name="T59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0.50pt" fo:font-weight="normal" fo:font-family="'Courier New'" style:font-family-asian="'Courier New'" style:font-family-complex="'Courier New'" fo:background-color="#1e1e1e" fo:color="#569cd6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0.50pt" fo:font-weight="normal" fo:font-family="'Courier New'" style:font-family-asian="'Courier New'" style:font-family-complex="'Courier New'" fo:background-color="#1e1e1e" fo:color="#569cd6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0.50pt" fo:font-weight="normal" fo:font-family="'Courier New'" style:font-family-asian="'Courier New'" style:font-family-complex="'Courier New'" fo:background-color="#1e1e1e" fo:color="#569cd6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0.50pt" fo:font-weight="normal" fo:font-family="'Courier New'" style:font-family-asian="'Courier New'" style:font-family-complex="'Courier New'" fo:background-color="#1e1e1e" fo:color="#569cd6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1693.60pt"/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5.50pt" style:type="right"/>
          <style:tab-stop style:position="49412.75pt"/>
        </style:tab-stops>
      </style:paragraph-properties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1693.60pt"/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5.50pt" style:type="right"/>
          <style:tab-stop style:position="49412.75pt"/>
        </style:tab-stops>
      </style:paragraph-properties>
    </style:style>
    <style:style style:name="P5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68.00pt"/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5.50pt" style:type="right"/>
          <style:tab-stop style:position="49412.75pt"/>
        </style:tab-stops>
      </style:paragraph-properties>
    </style:style>
    <style:style style:name="P6" style:family="paragraph">
      <style:paragraph-properties fo:line-height="115.00%" fo:text-align="righ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righ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righ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righ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right"/>
    </style:style>
    <style:style style:name="P15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68.00pt"/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5.50pt" style:type="right"/>
          <style:tab-stop style:position="49412.75pt"/>
        </style:tab-stops>
      </style:paragraph-properties>
    </style:style>
    <style:style style:name="P16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68.00pt"/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5.50pt" style:type="right"/>
          <style:tab-stop style:position="49412.75pt"/>
        </style:tab-stops>
      </style:paragraph-properties>
    </style:style>
    <style:style style:name="P17" style:family="paragraph">
      <style:paragraph-properties fo:line-height="115.00%" fo:text-align="righ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righ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righ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right"/>
    </style:style>
    <style:style style:name="P24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68.00pt"/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5.50pt" style:type="right"/>
          <style:tab-stop style:position="49412.75pt"/>
        </style:tab-stops>
      </style:paragraph-properties>
    </style:style>
    <style:style style:name="P25" style:family="paragraph">
      <style:paragraph-properties fo:line-height="115.00%" fo:text-align="righ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righ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righ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right"/>
    </style:style>
    <style:style style:name="P32" style:family="paragraph">
      <style:paragraph-properties fo:line-height="100.00%" fo:text-align="left" fo:margin-left="-68.00pt" fo:text-indent="-2.00pt">
        <style:tab-stops>
          <style:tab-stop style:position="97.20pt" style:type="right"/>
          <style:tab-stop style:position="49412.75pt"/>
          <style:tab-stop style:position="421189.65pt" style:type="right"/>
          <style:tab-stop style:position="93.60pt"/>
          <style:tab-stop style:position="108.50pt" style:type="right"/>
          <style:tab-stop style:position="49412.75pt"/>
          <style:tab-stop style:position="421189.65pt" style:type="right"/>
          <style:tab-stop style:position="68.00pt"/>
          <style:tab-stop style:position="104.00pt" style:type="right"/>
          <style:tab-stop style:position="49412.75pt"/>
          <style:tab-stop style:position="421189.65pt" style:type="right"/>
          <style:tab-stop style:position="68.00pt"/>
          <style:tab-stop style:position="97.20pt" style:type="right"/>
          <style:tab-stop style:position="49412.75pt"/>
          <style:tab-stop style:position="421189.65pt" style:type="right"/>
          <style:tab-stop style:position="68.00pt"/>
          <style:tab-stop style:position="105.50pt" style:type="right"/>
          <style:tab-stop style:position="49412.75pt"/>
        </style:tab-stops>
      </style:paragraph-properties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68.0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1693.60pt"/>
          <style:tab-stop style:position="96.50pt" style:type="right"/>
          <style:tab-stop style:position="49412.75pt"/>
          <style:tab-stop style:position="421189.65pt" style:type="right"/>
          <style:tab-stop style:position="93.60pt"/>
          <style:tab-stop style:position="106.25pt" style:type="right"/>
          <style:tab-stop style:position="49412.75pt"/>
        </style:tab-stops>
      </style:paragraph-properties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68.0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1693.60pt"/>
          <style:tab-stop style:position="96.50pt" style:type="right"/>
          <style:tab-stop style:position="49412.75pt"/>
          <style:tab-stop style:position="421189.65pt" style:type="right"/>
          <style:tab-stop style:position="93.60pt"/>
          <style:tab-stop style:position="106.25pt" style:type="right"/>
          <style:tab-stop style:position="49412.75pt"/>
        </style:tab-stops>
      </style:paragraph-properties>
    </style:style>
    <style:style style:name="P37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38" style:family="paragraph">
      <style:paragraph-properties fo:line-height="115.00%" fo:text-align="right"/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15.00%" fo:text-align="right"/>
    </style:style>
    <style:style style:name="P41" style:family="paragraph">
      <style:paragraph-properties fo:line-height="115.00%" fo:text-align="left"/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15.00%" fo:text-align="right"/>
    </style:style>
    <style:style style:name="P45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15.00%" fo:text-align="right"/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15.00%" fo:text-align="right"/>
    </style:style>
    <style:style style:name="P51" style:family="paragraph">
      <style:paragraph-properties fo:line-height="115.00%" fo:text-align="left"/>
    </style:style>
    <style:style style:name="P52" style:family="paragraph">
      <style:paragraph-properties fo:line-height="115.00%" fo:text-align="right"/>
    </style:style>
    <style:style style:name="P53" style:family="paragraph">
      <style:paragraph-properties fo:line-height="115.00%" fo:text-align="left"/>
    </style:style>
    <style:style style:name="P54" style:family="paragraph">
      <style:paragraph-properties fo:line-height="115.00%" fo:text-align="right"/>
    </style:style>
    <style:style style:name="P55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56" style:family="paragraph">
      <style:paragraph-properties fo:line-height="115.00%" fo:text-align="right"/>
    </style:style>
    <style:style style:name="P57" style:family="paragraph">
      <style:paragraph-properties fo:line-height="115.00%" fo:text-align="left"/>
    </style:style>
    <style:style style:name="P58" style:family="paragraph">
      <style:paragraph-properties fo:line-height="115.00%" fo:text-align="right"/>
    </style:style>
    <style:style style:name="P59" style:family="paragraph">
      <style:paragraph-properties fo:line-height="115.00%" fo:text-align="left"/>
    </style:style>
    <style:style style:name="P60" style:family="paragraph">
      <style:paragraph-properties fo:line-height="115.00%" fo:text-align="right"/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15.00%" fo:text-align="right"/>
    </style:style>
    <style:style style:name="P63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64" style:family="paragraph">
      <style:paragraph-properties fo:line-height="115.00%" fo:text-align="right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right"/>
    </style:style>
    <style:style style:name="P67" style:family="paragraph">
      <style:paragraph-properties fo:line-height="115.00%" fo:text-align="left"/>
    </style:style>
    <style:style style:name="P68" style:family="paragraph">
      <style:paragraph-properties fo:line-height="115.00%" fo:text-align="right"/>
    </style:style>
    <style:style style:name="P69" style:family="paragraph">
      <style:paragraph-properties fo:line-height="115.00%" fo:text-align="left"/>
    </style:style>
    <style:style style:name="P70" style:family="paragraph">
      <style:paragraph-properties fo:line-height="115.00%" fo:text-align="right"/>
    </style:style>
    <style:style style:name="P71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72" style:family="paragraph">
      <style:paragraph-properties fo:line-height="115.00%" fo:text-align="right"/>
    </style:style>
    <style:style style:name="P73" style:family="paragraph">
      <style:paragraph-properties fo:line-height="115.00%" fo:text-align="left"/>
    </style:style>
    <style:style style:name="P74" style:family="paragraph">
      <style:paragraph-properties fo:line-height="115.00%" fo:text-align="right"/>
    </style:style>
    <style:style style:name="P75" style:family="paragraph">
      <style:paragraph-properties fo:line-height="115.00%" fo:text-align="left"/>
    </style:style>
    <style:style style:name="P76" style:family="paragraph">
      <style:paragraph-properties fo:line-height="115.00%" fo:text-align="right"/>
    </style:style>
    <style:style style:name="P77" style:family="paragraph">
      <style:paragraph-properties fo:line-height="115.00%" fo:text-align="left"/>
    </style:style>
    <style:style style:name="P78" style:family="paragraph">
      <style:paragraph-properties fo:line-height="115.00%" fo:text-align="right"/>
    </style:style>
    <style:style style:name="P79" style:family="paragraph">
      <style:paragraph-properties fo:line-height="100.00%" fo:text-align="left" fo:margin-left="-68.00pt" fo:text-indent="-2.00pt">
        <style:tab-stops>
          <style:tab-stop style:position="97.95pt" style:type="right"/>
          <style:tab-stop style:position="49412.75pt"/>
          <style:tab-stop style:position="421189.65pt" style:type="right"/>
          <style:tab-stop style:position="93.60pt"/>
          <style:tab-stop style:position="110.75pt" style:type="right"/>
          <style:tab-stop style:position="49412.75pt"/>
          <style:tab-stop style:position="421189.65pt" style:type="right"/>
          <style:tab-stop style:position="68.00pt"/>
          <style:tab-stop style:position="103.25pt" style:type="right"/>
          <style:tab-stop style:position="49412.75pt"/>
          <style:tab-stop style:position="421189.65pt" style:type="right"/>
          <style:tab-stop style:position="68.00pt"/>
          <style:tab-stop style:position="96.50pt" style:type="right"/>
          <style:tab-stop style:position="49412.75pt"/>
          <style:tab-stop style:position="421189.65pt" style:type="right"/>
          <style:tab-stop style:position="68.00pt"/>
          <style:tab-stop style:position="106.25pt" style:type="right"/>
          <style:tab-stop style:position="49412.75pt"/>
        </style:tab-stops>
      </style:paragraph-properties>
    </style:style>
    <style:style style:name="P80" style:family="paragraph">
      <style:paragraph-properties fo:line-height="115.00%" fo:text-align="left"/>
    </style:style>
    <style:style style:name="P81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-19.00pt"/>
        </style:tab-stops>
      </style:paragraph-properties>
    </style:style>
    <style:style style:name="P82" style:family="paragraph">
      <style:paragraph-properties fo:line-height="115.00%" fo:text-align="left"/>
    </style:style>
    <style:style style:name="P83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-19.00pt"/>
        </style:tab-stops>
      </style:paragraph-properties>
    </style:style>
    <style:style style:name="P84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6.60pt"/>
        </style:tab-stops>
      </style:paragraph-properties>
    </style:style>
    <style:style style:name="P85" style:family="paragraph">
      <style:paragraph-properties fo:line-height="115.00%" fo:text-align="right"/>
    </style:style>
    <style:style style:name="P86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6.60pt"/>
        </style:tab-stops>
      </style:paragraph-properties>
    </style:style>
    <style:style style:name="P87" style:family="paragraph">
      <style:paragraph-properties fo:line-height="115.00%" fo:text-align="right"/>
    </style:style>
    <style:style style:name="P88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6.60pt"/>
        </style:tab-stops>
      </style:paragraph-properties>
    </style:style>
    <style:style style:name="P89" style:family="paragraph">
      <style:paragraph-properties fo:line-height="115.00%" fo:text-align="right"/>
    </style:style>
    <style:style style:name="P90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6.60pt"/>
        </style:tab-stops>
      </style:paragraph-properties>
    </style:style>
    <style:style style:name="P91" style:family="paragraph">
      <style:paragraph-properties fo:line-height="115.00%" fo:text-align="right"/>
    </style:style>
    <style:style style:name="P92" style:family="paragraph">
      <style:paragraph-properties fo:line-height="100.00%" fo:text-align="left" fo:margin-left="19.00pt" fo:text-indent="-2.00pt">
        <style:tab-stops>
          <style:tab-stop style:position="79.20pt" style:type="right"/>
          <style:tab-stop style:position="49325.75pt"/>
          <style:tab-stop style:position="421102.65pt" style:type="right"/>
          <style:tab-stop style:position="6.60pt"/>
        </style:tab-stops>
      </style:paragraph-properties>
    </style:style>
    <style:style style:name="P93" style:family="paragraph">
      <style:paragraph-properties fo:line-height="115.00%" fo:text-align="left"/>
    </style:style>
    <style:style style:name="P9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95" style:family="paragraph">
      <style:paragraph-properties fo:line-height="115.00%" fo:text-align="left"/>
    </style:style>
    <style:style style:name="P9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9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98" style:family="paragraph">
      <style:paragraph-properties fo:line-height="115.00%" fo:text-align="right"/>
    </style:style>
    <style:style style:name="P99" style:family="paragraph">
      <style:paragraph-properties fo:line-height="115.00%" fo:text-align="left"/>
    </style:style>
    <style:style style:name="P100" style:family="paragraph">
      <style:paragraph-properties fo:line-height="115.00%" fo:text-align="right"/>
    </style:style>
    <style:style style:name="P10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0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03" style:family="paragraph">
      <style:paragraph-properties fo:line-height="115.00%" fo:text-align="right"/>
    </style:style>
    <style:style style:name="P104" style:family="paragraph">
      <style:paragraph-properties fo:line-height="115.00%" fo:text-align="left"/>
    </style:style>
    <style:style style:name="P105" style:family="paragraph">
      <style:paragraph-properties fo:line-height="115.00%" fo:text-align="right"/>
    </style:style>
    <style:style style:name="P10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0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08" style:family="paragraph">
      <style:paragraph-properties fo:line-height="115.00%" fo:text-align="right"/>
    </style:style>
    <style:style style:name="P109" style:family="paragraph">
      <style:paragraph-properties fo:line-height="115.00%" fo:text-align="left"/>
    </style:style>
    <style:style style:name="P110" style:family="paragraph">
      <style:paragraph-properties fo:line-height="115.00%" fo:text-align="right"/>
    </style:style>
    <style:style style:name="P11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12" style:family="paragraph">
      <style:paragraph-properties fo:line-height="115.00%" fo:text-align="left"/>
    </style:style>
    <style:style style:name="P11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114" style:family="paragraph">
      <style:paragraph-properties fo:line-height="115.00%" fo:text-align="left"/>
    </style:style>
    <style:style style:name="P11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11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117" style:family="paragraph">
      <style:paragraph-properties fo:line-height="115.00%" fo:text-align="right"/>
    </style:style>
    <style:style style:name="P118" style:family="paragraph">
      <style:paragraph-properties fo:line-height="115.00%" fo:text-align="left"/>
    </style:style>
    <style:style style:name="P119" style:family="paragraph">
      <style:paragraph-properties fo:line-height="115.00%" fo:text-align="right"/>
    </style:style>
    <style:style style:name="P12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121" style:family="paragraph">
      <style:paragraph-properties fo:line-height="115.00%" fo:text-align="right"/>
    </style:style>
    <style:style style:name="P122" style:family="paragraph">
      <style:paragraph-properties fo:line-height="115.00%" fo:text-align="left"/>
    </style:style>
    <style:style style:name="P123" style:family="paragraph">
      <style:paragraph-properties fo:line-height="115.00%" fo:text-align="right"/>
    </style:style>
    <style:style style:name="P12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125" style:family="paragraph">
      <style:paragraph-properties fo:line-height="115.00%" fo:text-align="right"/>
    </style:style>
    <style:style style:name="P126" style:family="paragraph">
      <style:paragraph-properties fo:line-height="115.00%" fo:text-align="left"/>
    </style:style>
    <style:style style:name="P127" style:family="paragraph">
      <style:paragraph-properties fo:line-height="115.00%" fo:text-align="right"/>
    </style:style>
    <style:style style:name="P12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129" style:family="paragraph">
      <style:paragraph-properties fo:line-height="115.00%" fo:text-align="left"/>
    </style:style>
    <style:style style:name="P13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</style:tab-stops>
      </style:paragraph-properties>
    </style:style>
    <style:style style:name="P131" style:family="paragraph">
      <style:paragraph-properties fo:line-height="115.00%" fo:text-align="left"/>
    </style:style>
    <style:style style:name="P13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</style:tab-stops>
      </style:paragraph-properties>
    </style:style>
    <style:style style:name="P13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34" style:family="paragraph">
      <style:paragraph-properties fo:line-height="115.00%" fo:text-align="right"/>
    </style:style>
    <style:style style:name="P135" style:family="paragraph">
      <style:paragraph-properties fo:line-height="115.00%" fo:text-align="left"/>
    </style:style>
    <style:style style:name="P136" style:family="paragraph">
      <style:paragraph-properties fo:line-height="115.00%" fo:text-align="right"/>
    </style:style>
    <style:style style:name="P13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38" style:family="paragraph">
      <style:paragraph-properties fo:line-height="115.00%" fo:text-align="right"/>
    </style:style>
    <style:style style:name="P139" style:family="paragraph">
      <style:paragraph-properties fo:line-height="115.00%" fo:text-align="left"/>
    </style:style>
    <style:style style:name="P140" style:family="paragraph">
      <style:paragraph-properties fo:line-height="115.00%" fo:text-align="right"/>
    </style:style>
    <style:style style:name="P14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42" style:family="paragraph">
      <style:paragraph-properties fo:line-height="115.00%" fo:text-align="right"/>
    </style:style>
    <style:style style:name="P143" style:family="paragraph">
      <style:paragraph-properties fo:line-height="115.00%" fo:text-align="left"/>
    </style:style>
    <style:style style:name="P144" style:family="paragraph">
      <style:paragraph-properties fo:line-height="115.00%" fo:text-align="right"/>
    </style:style>
    <style:style style:name="P14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46" style:family="paragraph">
      <style:paragraph-properties fo:line-height="115.00%" fo:text-align="right"/>
    </style:style>
    <style:style style:name="P147" style:family="paragraph">
      <style:paragraph-properties fo:line-height="115.00%" fo:text-align="left"/>
    </style:style>
    <style:style style:name="P148" style:family="paragraph">
      <style:paragraph-properties fo:line-height="115.00%" fo:text-align="right"/>
    </style:style>
    <style:style style:name="P14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50" style:family="paragraph">
      <style:paragraph-properties fo:line-height="115.00%" fo:text-align="left"/>
    </style:style>
    <style:style style:name="P15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</style:tab-stops>
      </style:paragraph-properties>
    </style:style>
    <style:style style:name="P152" style:family="paragraph">
      <style:paragraph-properties fo:line-height="115.00%" fo:text-align="left"/>
    </style:style>
    <style:style style:name="P15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</style:tab-stops>
      </style:paragraph-properties>
    </style:style>
    <style:style style:name="P15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55" style:family="paragraph">
      <style:paragraph-properties fo:line-height="115.00%" fo:text-align="right"/>
    </style:style>
    <style:style style:name="P156" style:family="paragraph">
      <style:paragraph-properties fo:line-height="115.00%" fo:text-align="left"/>
    </style:style>
    <style:style style:name="P157" style:family="paragraph">
      <style:paragraph-properties fo:line-height="115.00%" fo:text-align="right"/>
    </style:style>
    <style:style style:name="P15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59" style:family="paragraph">
      <style:paragraph-properties fo:line-height="115.00%" fo:text-align="right"/>
    </style:style>
    <style:style style:name="P160" style:family="paragraph">
      <style:paragraph-properties fo:line-height="115.00%" fo:text-align="left"/>
    </style:style>
    <style:style style:name="P161" style:family="paragraph">
      <style:paragraph-properties fo:line-height="115.00%" fo:text-align="right"/>
    </style:style>
    <style:style style:name="P16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63" style:family="paragraph">
      <style:paragraph-properties fo:line-height="115.00%" fo:text-align="right"/>
    </style:style>
    <style:style style:name="P164" style:family="paragraph">
      <style:paragraph-properties fo:line-height="115.00%" fo:text-align="left"/>
    </style:style>
    <style:style style:name="P165" style:family="paragraph">
      <style:paragraph-properties fo:line-height="115.00%" fo:text-align="right"/>
    </style:style>
    <style:style style:name="P16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</style:tab-stops>
      </style:paragraph-properties>
    </style:style>
    <style:style style:name="P167" style:family="paragraph">
      <style:paragraph-properties fo:line-height="115.00%" fo:text-align="left"/>
    </style:style>
    <style:style style:name="P16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69" style:family="paragraph">
      <style:paragraph-properties fo:line-height="115.00%" fo:text-align="left"/>
    </style:style>
    <style:style style:name="P17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7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72" style:family="paragraph">
      <style:paragraph-properties fo:line-height="115.00%" fo:text-align="right"/>
    </style:style>
    <style:style style:name="P17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74" style:family="paragraph">
      <style:paragraph-properties fo:line-height="115.00%" fo:text-align="right"/>
    </style:style>
    <style:style style:name="P17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76" style:family="paragraph">
      <style:paragraph-properties fo:line-height="115.00%" fo:text-align="right"/>
    </style:style>
    <style:style style:name="P17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78" style:family="paragraph">
      <style:paragraph-properties fo:line-height="115.00%" fo:text-align="right"/>
    </style:style>
    <style:style style:name="P17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80" style:family="paragraph">
      <style:paragraph-properties fo:line-height="115.00%" fo:text-align="left"/>
    </style:style>
    <style:style style:name="P18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82" style:family="paragraph">
      <style:paragraph-properties fo:line-height="115.00%" fo:text-align="left"/>
    </style:style>
    <style:style style:name="P18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8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85" style:family="paragraph">
      <style:paragraph-properties fo:line-height="115.00%" fo:text-align="right"/>
    </style:style>
    <style:style style:name="P186" style:family="paragraph">
      <style:paragraph-properties fo:line-height="115.00%" fo:text-align="left"/>
    </style:style>
    <style:style style:name="P187" style:family="paragraph">
      <style:paragraph-properties fo:line-height="115.00%" fo:text-align="right"/>
    </style:style>
    <style:style style:name="P18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89" style:family="paragraph">
      <style:paragraph-properties fo:line-height="115.00%" fo:text-align="right"/>
    </style:style>
    <style:style style:name="P190" style:family="paragraph">
      <style:paragraph-properties fo:line-height="115.00%" fo:text-align="left"/>
    </style:style>
    <style:style style:name="P191" style:family="paragraph">
      <style:paragraph-properties fo:line-height="115.00%" fo:text-align="right"/>
    </style:style>
    <style:style style:name="P19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93" style:family="paragraph">
      <style:paragraph-properties fo:line-height="115.00%" fo:text-align="right"/>
    </style:style>
    <style:style style:name="P194" style:family="paragraph">
      <style:paragraph-properties fo:line-height="115.00%" fo:text-align="left"/>
    </style:style>
    <style:style style:name="P195" style:family="paragraph">
      <style:paragraph-properties fo:line-height="115.00%" fo:text-align="right"/>
    </style:style>
    <style:style style:name="P19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</style:tab-stops>
      </style:paragraph-properties>
    </style:style>
    <style:style style:name="P197" style:family="paragraph">
      <style:paragraph-properties fo:line-height="115.00%" fo:text-align="left"/>
    </style:style>
    <style:style style:name="P19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199" style:family="paragraph">
      <style:paragraph-properties fo:line-height="115.00%" fo:text-align="left"/>
    </style:style>
    <style:style style:name="P20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20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02" style:family="paragraph">
      <style:paragraph-properties fo:line-height="115.00%" fo:text-align="right"/>
    </style:style>
    <style:style style:name="P203" style:family="paragraph">
      <style:paragraph-properties fo:line-height="115.00%" fo:text-align="left"/>
    </style:style>
    <style:style style:name="P204" style:family="paragraph">
      <style:paragraph-properties fo:line-height="115.00%" fo:text-align="right"/>
    </style:style>
    <style:style style:name="P20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06" style:family="paragraph">
      <style:paragraph-properties fo:line-height="115.00%" fo:text-align="right"/>
    </style:style>
    <style:style style:name="P207" style:family="paragraph">
      <style:paragraph-properties fo:line-height="115.00%" fo:text-align="left"/>
    </style:style>
    <style:style style:name="P208" style:family="paragraph">
      <style:paragraph-properties fo:line-height="115.00%" fo:text-align="right"/>
    </style:style>
    <style:style style:name="P20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10" style:family="paragraph">
      <style:paragraph-properties fo:line-height="115.00%" fo:text-align="right"/>
    </style:style>
    <style:style style:name="P211" style:family="paragraph">
      <style:paragraph-properties fo:line-height="115.00%" fo:text-align="left"/>
    </style:style>
    <style:style style:name="P212" style:family="paragraph">
      <style:paragraph-properties fo:line-height="115.00%" fo:text-align="right"/>
    </style:style>
    <style:style style:name="P21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14" style:family="paragraph">
      <style:paragraph-properties fo:line-height="115.00%" fo:text-align="left"/>
    </style:style>
    <style:style style:name="P21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</style:tab-stops>
      </style:paragraph-properties>
    </style:style>
    <style:style style:name="P216" style:family="paragraph">
      <style:paragraph-properties fo:line-height="115.00%" fo:text-align="left"/>
    </style:style>
    <style:style style:name="P21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</style:tab-stops>
      </style:paragraph-properties>
    </style:style>
    <style:style style:name="P21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</style:tab-stops>
      </style:paragraph-properties>
    </style:style>
    <style:style style:name="P219" style:family="paragraph">
      <style:paragraph-properties fo:line-height="115.00%" fo:text-align="right"/>
    </style:style>
    <style:style style:name="P220" style:family="paragraph">
      <style:paragraph-properties fo:line-height="115.00%" fo:text-align="left"/>
    </style:style>
    <style:style style:name="P221" style:family="paragraph">
      <style:paragraph-properties fo:line-height="115.00%" fo:text-align="right"/>
    </style:style>
    <style:style style:name="P22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</style:tab-stops>
      </style:paragraph-properties>
    </style:style>
    <style:style style:name="P223" style:family="paragraph">
      <style:paragraph-properties fo:line-height="115.00%" fo:text-align="right"/>
    </style:style>
    <style:style style:name="P224" style:family="paragraph">
      <style:paragraph-properties fo:line-height="115.00%" fo:text-align="left"/>
    </style:style>
    <style:style style:name="P225" style:family="paragraph">
      <style:paragraph-properties fo:line-height="115.00%" fo:text-align="right"/>
    </style:style>
    <style:style style:name="P22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</style:tab-stops>
      </style:paragraph-properties>
    </style:style>
    <style:style style:name="P227" style:family="paragraph">
      <style:paragraph-properties fo:line-height="115.00%" fo:text-align="right"/>
    </style:style>
    <style:style style:name="P228" style:family="paragraph">
      <style:paragraph-properties fo:line-height="115.00%" fo:text-align="left"/>
    </style:style>
    <style:style style:name="P229" style:family="paragraph">
      <style:paragraph-properties fo:line-height="115.00%" fo:text-align="right"/>
    </style:style>
    <style:style style:name="P23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</style:tab-stops>
      </style:paragraph-properties>
    </style:style>
    <style:style style:name="P231" style:family="paragraph">
      <style:paragraph-properties fo:line-height="115.00%" fo:text-align="right"/>
    </style:style>
    <style:style style:name="P232" style:family="paragraph">
      <style:paragraph-properties fo:line-height="115.00%" fo:text-align="left"/>
    </style:style>
    <style:style style:name="P233" style:family="paragraph">
      <style:paragraph-properties fo:line-height="115.00%" fo:text-align="right"/>
    </style:style>
    <style:style style:name="P23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</style:tab-stops>
      </style:paragraph-properties>
    </style:style>
    <style:style style:name="P235" style:family="paragraph">
      <style:paragraph-properties fo:line-height="115.00%" fo:text-align="left"/>
    </style:style>
    <style:style style:name="P23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37" style:family="paragraph">
      <style:paragraph-properties fo:line-height="115.00%" fo:text-align="left"/>
    </style:style>
    <style:style style:name="P23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3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40" style:family="paragraph">
      <style:paragraph-properties fo:line-height="115.00%" fo:text-align="right"/>
    </style:style>
    <style:style style:name="P241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42" style:family="paragraph">
      <style:paragraph-properties fo:line-height="115.00%" fo:text-align="right"/>
    </style:style>
    <style:style style:name="P243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44" style:family="paragraph">
      <style:paragraph-properties fo:line-height="115.00%" fo:text-align="right"/>
    </style:style>
    <style:style style:name="P245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46" style:family="paragraph">
      <style:paragraph-properties fo:line-height="115.00%" fo:text-align="left"/>
    </style:style>
    <style:style style:name="P24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248" style:family="paragraph">
      <style:paragraph-properties fo:line-height="115.00%" fo:text-align="left"/>
    </style:style>
    <style:style style:name="P24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-2.00pt"/>
          <style:tab-stop style:position="73.00pt" style:type="right"/>
          <style:tab-stop style:position="49342.75pt"/>
        </style:tab-stops>
      </style:paragraph-properties>
    </style:style>
    <style:style style:name="P250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51" style:family="paragraph">
      <style:paragraph-properties fo:line-height="115.00%" fo:text-align="right"/>
    </style:style>
    <style:style style:name="P252" style:family="paragraph">
      <style:paragraph-properties fo:line-height="115.00%" fo:text-align="left"/>
    </style:style>
    <style:style style:name="P253" style:family="paragraph">
      <style:paragraph-properties fo:line-height="115.00%" fo:text-align="right"/>
    </style:style>
    <style:style style:name="P25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55" style:family="paragraph">
      <style:paragraph-properties fo:line-height="115.00%" fo:text-align="right"/>
    </style:style>
    <style:style style:name="P256" style:family="paragraph">
      <style:paragraph-properties fo:line-height="115.00%" fo:text-align="left"/>
    </style:style>
    <style:style style:name="P257" style:family="paragraph">
      <style:paragraph-properties fo:line-height="115.00%" fo:text-align="right"/>
    </style:style>
    <style:style style:name="P258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59" style:family="paragraph">
      <style:paragraph-properties fo:line-height="115.00%" fo:text-align="right"/>
    </style:style>
    <style:style style:name="P260" style:family="paragraph">
      <style:paragraph-properties fo:line-height="115.00%" fo:text-align="left"/>
    </style:style>
    <style:style style:name="P261" style:family="paragraph">
      <style:paragraph-properties fo:line-height="115.00%" fo:text-align="right"/>
    </style:style>
    <style:style style:name="P26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  <style:tab-stop style:position="421119.65pt" style:type="right"/>
          <style:tab-stop style:position="23.60pt"/>
          <style:tab-stop style:position="73.00pt" style:type="right"/>
          <style:tab-stop style:position="49342.75pt"/>
        </style:tab-stops>
      </style:paragraph-properties>
    </style:style>
    <style:style style:name="P263" style:family="paragraph">
      <style:paragraph-properties fo:line-height="115.00%" fo:text-align="left"/>
    </style:style>
    <style:style style:name="P26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65" style:family="paragraph">
      <style:paragraph-properties fo:line-height="115.00%" fo:text-align="left"/>
    </style:style>
    <style:style style:name="P266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67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68" style:family="paragraph">
      <style:paragraph-properties fo:line-height="115.00%" fo:text-align="right"/>
    </style:style>
    <style:style style:name="P269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70" style:family="paragraph">
      <style:paragraph-properties fo:line-height="115.00%" fo:text-align="center"/>
    </style:style>
    <style:style style:name="P271" style:family="paragraph">
      <style:paragraph-properties fo:line-height="115.00%" fo:text-align="right"/>
    </style:style>
    <style:style style:name="P272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73" style:family="paragraph">
      <style:paragraph-properties fo:line-height="115.00%" fo:text-align="right"/>
    </style:style>
    <style:style style:name="P274" style:family="paragraph">
      <style:paragraph-properties fo:line-height="100.00%" fo:text-align="left" fo:margin-left="2.00pt" fo:text-indent="-2.00pt">
        <style:tab-stops>
          <style:tab-stop style:position="73.00pt" style:type="right"/>
          <style:tab-stop style:position="49342.75pt"/>
        </style:tab-stops>
      </style:paragraph-properties>
    </style:style>
    <style:style style:name="P275" style:family="paragraph">
      <style:paragraph-properties fo:line-height="115.00%" fo:text-align="left"/>
    </style:style>
    <style:style style:name="P276" style:family="paragraph">
      <style:paragraph-properties fo:line-height="135.00%" fo:text-align="left"/>
    </style:style>
    <style:style style:name="P277" style:family="paragraph">
      <style:paragraph-properties fo:line-height="115.00%" fo:text-align="left"/>
    </style:style>
    <style:style style:name="TableColumn0100" style:family="table-column">
      <style:table-column-properties style:column-width="0.405556in"/>
    </style:style>
    <style:style style:name="TableColumn0101" style:family="table-column">
      <style:table-column-properties style:column-width="0.562500in"/>
    </style:style>
    <style:style style:name="TableColumn0102" style:family="table-column">
      <style:table-column-properties style:column-width="0.500000in"/>
    </style:style>
    <style:style style:name="TableColumn0103" style:family="table-column">
      <style:table-column-properties style:column-width="0.405556in"/>
    </style:style>
    <style:style style:name="TableColumn0104" style:family="table-column">
      <style:table-column-properties style:column-width="0.520833in"/>
    </style:style>
    <style:style style:name="TableColumn0105" style:family="table-column">
      <style:table-column-properties style:column-width="0.395833in"/>
    </style:style>
    <style:style style:name="TableColumn0106" style:family="table-column">
      <style:table-column-properties style:column-width="0.354861in"/>
    </style:style>
    <style:style style:name="TableColumn0107" style:family="table-column">
      <style:table-column-properties style:column-width="0.405556in"/>
    </style:style>
    <style:style style:name="TableColumn0108" style:family="table-column">
      <style:table-column-properties style:column-width="0.572917in"/>
    </style:style>
    <style:style style:name="TableColumn0109" style:family="table-column">
      <style:table-column-properties style:column-width="0.552083in"/>
    </style:style>
    <style:style style:name="TableColumn0110" style:family="table-column">
      <style:table-column-properties style:column-width="0.426389in"/>
    </style:style>
    <style:style style:name="TableColumn0111" style:family="table-column">
      <style:table-column-properties style:column-width="0.541667in"/>
    </style:style>
    <style:style style:name="TableColumn0112" style:family="table-column">
      <style:table-column-properties style:column-width="0.427083in"/>
    </style:style>
    <style:style style:name="TableColumn0113" style:family="table-column">
      <style:table-column-properties style:column-width="0.385417in"/>
    </style:style>
    <style:style style:name="TableColumn0114" style:family="table-column">
      <style:table-column-properties style:column-width="0.604861in"/>
    </style:style>
    <style:style style:name="TableColumn0115" style:family="table-column">
      <style:table-column-properties style:column-width="0.583333in"/>
    </style:style>
    <style:style style:name="TableColumn0116" style:family="table-column">
      <style:table-column-properties style:column-width="0.313194in"/>
    </style:style>
    <style:style style:name="TableColumn0117" style:family="table-column">
      <style:table-column-properties style:column-width="0.425694in"/>
    </style:style>
    <style:style style:name="Table01" style:family="table">
      <style:table-properties style:width="8.383333in" fo:margin-left="0.000000in" style:writing-mode="lr" table:align="left" style:may-break-between-rows="true"/>
    </style:style>
    <style:style style:name="TableRow0100" style:family="table-row">
      <style:table-row-properties style:min-row-height="0.347222in"/>
    </style:style>
    <style:style style:name="TableCell01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0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101" style:family="table-row">
      <style:table-row-properties style:min-row-height="0.402778in"/>
    </style:style>
    <style:style style:name="TableCell01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1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102" style:family="table-row">
      <style:table-row-properties style:min-row-height="0.222222in"/>
    </style:style>
    <style:style style:name="TableCell01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2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103" style:family="table-row">
      <style:table-row-properties style:min-row-height="0.222222in"/>
    </style:style>
    <style:style style:name="TableCell01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103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200" style:family="table-column">
      <style:table-column-properties style:column-width="0.415972in"/>
    </style:style>
    <style:style style:name="TableColumn0201" style:family="table-column">
      <style:table-column-properties style:column-width="0.593750in"/>
    </style:style>
    <style:style style:name="TableColumn0202" style:family="table-column">
      <style:table-column-properties style:column-width="0.489583in"/>
    </style:style>
    <style:style style:name="TableColumn0203" style:family="table-column">
      <style:table-column-properties style:column-width="0.395833in"/>
    </style:style>
    <style:style style:name="TableColumn0204" style:family="table-column">
      <style:table-column-properties style:column-width="0.531250in"/>
    </style:style>
    <style:style style:name="TableColumn0205" style:family="table-column">
      <style:table-column-properties style:column-width="0.416667in"/>
    </style:style>
    <style:style style:name="TableColumn0206" style:family="table-column">
      <style:table-column-properties style:column-width="0.354167in"/>
    </style:style>
    <style:style style:name="TableColumn0207" style:family="table-column">
      <style:table-column-properties style:column-width="0.375000in"/>
    </style:style>
    <style:style style:name="TableColumn0208" style:family="table-column">
      <style:table-column-properties style:column-width="0.562500in"/>
    </style:style>
    <style:style style:name="TableColumn0209" style:family="table-column">
      <style:table-column-properties style:column-width="0.552083in"/>
    </style:style>
    <style:style style:name="TableColumn0210" style:family="table-column">
      <style:table-column-properties style:column-width="0.406944in"/>
    </style:style>
    <style:style style:name="TableColumn0211" style:family="table-column">
      <style:table-column-properties style:column-width="0.541667in"/>
    </style:style>
    <style:style style:name="TableColumn0212" style:family="table-column">
      <style:table-column-properties style:column-width="0.427778in"/>
    </style:style>
    <style:style style:name="TableColumn0213" style:family="table-column">
      <style:table-column-properties style:column-width="0.395139in"/>
    </style:style>
    <style:style style:name="TableColumn0214" style:family="table-column">
      <style:table-column-properties style:column-width="0.604861in"/>
    </style:style>
    <style:style style:name="TableColumn0215" style:family="table-column">
      <style:table-column-properties style:column-width="0.583333in"/>
    </style:style>
    <style:style style:name="TableColumn0216" style:family="table-column">
      <style:table-column-properties style:column-width="0.343056in"/>
    </style:style>
    <style:style style:name="TableColumn0217" style:family="table-column">
      <style:table-column-properties style:column-width="0.425000in"/>
    </style:style>
    <style:style style:name="Table02" style:family="table">
      <style:table-properties style:width="8.414583in" fo:margin-left="0.000000in" style:writing-mode="lr" table:align="left" style:may-break-between-rows="true"/>
    </style:style>
    <style:style style:name="TableRow0200" style:family="table-row">
      <style:table-row-properties style:min-row-height="0.208333in"/>
    </style:style>
    <style:style style:name="TableCell02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0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1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202" style:family="table-row">
      <style:table-row-properties style:min-row-height="0.208333in"/>
    </style:style>
    <style:style style:name="TableCell02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2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203" style:family="table-row">
      <style:table-row-properties style:min-row-height="0.208333in"/>
    </style:style>
    <style:style style:name="TableCell02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3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204" style:family="table-row">
      <style:table-row-properties style:min-row-height="0.208333in"/>
    </style:style>
    <style:style style:name="TableCell0204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4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205" style:family="table-row">
      <style:table-row-properties style:min-row-height="0.208333in"/>
    </style:style>
    <style:style style:name="TableCell0205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8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09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6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20517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300" style:family="table-column">
      <style:table-column-properties style:column-width="1.363889in"/>
    </style:style>
    <style:style style:name="TableColumn0301" style:family="table-column">
      <style:table-column-properties style:column-width="1.385417in"/>
    </style:style>
    <style:style style:name="TableColumn0302" style:family="table-column">
      <style:table-column-properties style:column-width="1.312500in"/>
    </style:style>
    <style:style style:name="TableColumn0303" style:family="table-column">
      <style:table-column-properties style:column-width="0.947917in"/>
    </style:style>
    <style:style style:name="Table03" style:family="table">
      <style:table-properties style:width="5.009722in" fo:margin-left="0.000000in" style:writing-mode="lr" table:align="left" style:may-break-between-rows="true"/>
    </style:style>
    <style:style style:name="TableRow0300" style:family="table-row">
      <style:table-row-properties style:min-row-height="0.208333in"/>
    </style:style>
    <style:style style:name="TableCell03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301" style:family="table-row">
      <style:table-row-properties style:min-row-height="0.208333in"/>
    </style:style>
    <style:style style:name="TableCell03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302" style:family="table-row">
      <style:table-row-properties style:min-row-height="0.208333in"/>
    </style:style>
    <style:style style:name="TableCell03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303" style:family="table-row">
      <style:table-row-properties style:min-row-height="0.208333in"/>
    </style:style>
    <style:style style:name="TableCell03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304" style:family="table-row">
      <style:table-row-properties style:min-row-height="0.208333in"/>
    </style:style>
    <style:style style:name="TableCell0304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4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4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304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400" style:family="table-column">
      <style:table-column-properties style:column-width="1.041667in"/>
    </style:style>
    <style:style style:name="TableColumn0401" style:family="table-column">
      <style:table-column-properties style:column-width="1.041667in"/>
    </style:style>
    <style:style style:name="TableColumn0402" style:family="table-column">
      <style:table-column-properties style:column-width="1.041667in"/>
    </style:style>
    <style:style style:name="Table04" style:family="table">
      <style:table-properties style:width="3.125000in" fo:margin-left="0.000000in" style:writing-mode="lr" table:align="left" style:may-break-between-rows="true"/>
    </style:style>
    <style:style style:name="TableRow0400" style:family="table-row">
      <style:table-row-properties style:min-row-height="0.208333in"/>
    </style:style>
    <style:style style:name="TableCell04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401" style:family="table-row">
      <style:table-row-properties style:min-row-height="0.208333in"/>
    </style:style>
    <style:style style:name="TableCell04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403" style:family="table-row">
      <style:table-row-properties style:min-row-height="0.208333in"/>
    </style:style>
    <style:style style:name="TableCell04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4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500" style:family="table-column">
      <style:table-column-properties style:column-width="1.041667in"/>
    </style:style>
    <style:style style:name="TableColumn0501" style:family="table-column">
      <style:table-column-properties style:column-width="1.041667in"/>
    </style:style>
    <style:style style:name="TableColumn0502" style:family="table-column">
      <style:table-column-properties style:column-width="1.041667in"/>
    </style:style>
    <style:style style:name="TableColumn0503" style:family="table-column">
      <style:table-column-properties style:column-width="1.042361in"/>
    </style:style>
    <style:style style:name="TableColumn0504" style:family="table-column">
      <style:table-column-properties style:column-width="1.041667in"/>
    </style:style>
    <style:style style:name="TableColumn0505" style:family="table-column">
      <style:table-column-properties style:column-width="1.040278in"/>
    </style:style>
    <style:style style:name="Table05" style:family="table">
      <style:table-properties style:width="6.249306in" fo:margin-left="0.000000in" style:writing-mode="lr" table:align="left" style:may-break-between-rows="true"/>
    </style:style>
    <style:style style:name="TableRow0500" style:family="table-row">
      <style:table-row-properties style:min-row-height="0.208333in"/>
    </style:style>
    <style:style style:name="TableCell05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0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501" style:family="table-row">
      <style:table-row-properties style:min-row-height="0.208333in"/>
    </style:style>
    <style:style style:name="TableCell05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1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502" style:family="table-row">
      <style:table-row-properties style:min-row-height="0.208333in"/>
    </style:style>
    <style:style style:name="TableCell05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2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503" style:family="table-row">
      <style:table-row-properties style:min-row-height="0.208333in"/>
    </style:style>
    <style:style style:name="TableCell05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503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600" style:family="table-column">
      <style:table-column-properties style:column-width="1.041667in"/>
    </style:style>
    <style:style style:name="TableColumn0601" style:family="table-column">
      <style:table-column-properties style:column-width="1.041667in"/>
    </style:style>
    <style:style style:name="TableColumn0602" style:family="table-column">
      <style:table-column-properties style:column-width="1.041667in"/>
    </style:style>
    <style:style style:name="TableColumn0603" style:family="table-column">
      <style:table-column-properties style:column-width="1.041667in"/>
    </style:style>
    <style:style style:name="TableColumn0604" style:family="table-column">
      <style:table-column-properties style:column-width="1.041667in"/>
    </style:style>
    <style:style style:name="Table06" style:family="table">
      <style:table-properties style:width="5.208333in" fo:margin-left="0.000000in" style:writing-mode="lr" table:align="left" style:may-break-between-rows="true"/>
    </style:style>
    <style:style style:name="TableRow0600" style:family="table-row">
      <style:table-row-properties style:min-row-height="0.250000in"/>
    </style:style>
    <style:style style:name="TableCell06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601" style:family="table-row">
      <style:table-row-properties style:min-row-height="0.208333in"/>
    </style:style>
    <style:style style:name="TableCell06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602" style:family="table-row">
      <style:table-row-properties style:min-row-height="0.208333in"/>
    </style:style>
    <style:style style:name="TableCell06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603" style:family="table-row">
      <style:table-row-properties style:min-row-height="0.208333in"/>
    </style:style>
    <style:style style:name="TableCell06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604" style:family="table-row">
      <style:table-row-properties style:min-row-height="0.208333in"/>
    </style:style>
    <style:style style:name="TableCell0604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4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4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4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604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700" style:family="table-column">
      <style:table-column-properties style:column-width="1.041667in"/>
    </style:style>
    <style:style style:name="TableColumn0701" style:family="table-column">
      <style:table-column-properties style:column-width="1.041667in"/>
    </style:style>
    <style:style style:name="TableColumn0702" style:family="table-column">
      <style:table-column-properties style:column-width="1.041667in"/>
    </style:style>
    <style:style style:name="TableColumn0703" style:family="table-column">
      <style:table-column-properties style:column-width="1.041667in"/>
    </style:style>
    <style:style style:name="TableColumn0704" style:family="table-column">
      <style:table-column-properties style:column-width="1.041667in"/>
    </style:style>
    <style:style style:name="Table07" style:family="table">
      <style:table-properties style:width="5.208333in" fo:margin-left="0.000000in" style:writing-mode="lr" table:align="left" style:may-break-between-rows="true"/>
    </style:style>
    <style:style style:name="TableRow0700" style:family="table-row">
      <style:table-row-properties style:min-row-height="0.208333in"/>
    </style:style>
    <style:style style:name="TableCell07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701" style:family="table-row">
      <style:table-row-properties style:min-row-height="0.208333in"/>
    </style:style>
    <style:style style:name="TableCell07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702" style:family="table-row">
      <style:table-row-properties style:min-row-height="0.208333in"/>
    </style:style>
    <style:style style:name="TableCell07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703" style:family="table-row">
      <style:table-row-properties style:min-row-height="0.208333in"/>
    </style:style>
    <style:style style:name="TableCell07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7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800" style:family="table-column">
      <style:table-column-properties style:column-width="1.041667in"/>
    </style:style>
    <style:style style:name="TableColumn0801" style:family="table-column">
      <style:table-column-properties style:column-width="1.041667in"/>
    </style:style>
    <style:style style:name="TableColumn0802" style:family="table-column">
      <style:table-column-properties style:column-width="1.041667in"/>
    </style:style>
    <style:style style:name="Table08" style:family="table">
      <style:table-properties style:width="3.125000in" fo:margin-left="0.000000in" style:writing-mode="lr" table:align="left" style:may-break-between-rows="true"/>
    </style:style>
    <style:style style:name="TableRow0800" style:family="table-row">
      <style:table-row-properties style:min-row-height="0.208333in"/>
    </style:style>
    <style:style style:name="TableCell08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801" style:family="table-row">
      <style:table-row-properties style:min-row-height="0.208333in"/>
    </style:style>
    <style:style style:name="TableCell08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802" style:family="table-row">
      <style:table-row-properties style:min-row-height="0.208333in"/>
    </style:style>
    <style:style style:name="TableCell08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803" style:family="table-row">
      <style:table-row-properties style:min-row-height="0.208333in"/>
    </style:style>
    <style:style style:name="TableCell08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804" style:family="table-row">
      <style:table-row-properties style:min-row-height="0.208333in"/>
    </style:style>
    <style:style style:name="TableCell0804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4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804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0900" style:family="table-column">
      <style:table-column-properties style:column-width="1.041667in"/>
    </style:style>
    <style:style style:name="TableColumn0901" style:family="table-column">
      <style:table-column-properties style:column-width="1.041667in"/>
    </style:style>
    <style:style style:name="TableColumn0902" style:family="table-column">
      <style:table-column-properties style:column-width="1.041667in"/>
    </style:style>
    <style:style style:name="Table09" style:family="table">
      <style:table-properties style:width="3.125000in" fo:margin-left="0.000000in" style:writing-mode="lr" table:align="left" style:may-break-between-rows="true"/>
    </style:style>
    <style:style style:name="TableRow0900" style:family="table-row">
      <style:table-row-properties style:min-row-height="0.208333in"/>
    </style:style>
    <style:style style:name="TableCell09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901" style:family="table-row">
      <style:table-row-properties style:min-row-height="0.208333in"/>
    </style:style>
    <style:style style:name="TableCell09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902" style:family="table-row">
      <style:table-row-properties style:min-row-height="0.208333in"/>
    </style:style>
    <style:style style:name="TableCell09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0903" style:family="table-row">
      <style:table-row-properties style:min-row-height="0.208333in"/>
    </style:style>
    <style:style style:name="TableCell09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09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1000" style:family="table-column">
      <style:table-column-properties style:column-width="1.041667in"/>
    </style:style>
    <style:style style:name="TableColumn1001" style:family="table-column">
      <style:table-column-properties style:column-width="1.041667in"/>
    </style:style>
    <style:style style:name="TableColumn1002" style:family="table-column">
      <style:table-column-properties style:column-width="1.041667in"/>
    </style:style>
    <style:style style:name="TableColumn1003" style:family="table-column">
      <style:table-column-properties style:column-width="1.042361in"/>
    </style:style>
    <style:style style:name="TableColumn1004" style:family="table-column">
      <style:table-column-properties style:column-width="1.041667in"/>
    </style:style>
    <style:style style:name="TableColumn1005" style:family="table-column">
      <style:table-column-properties style:column-width="1.040278in"/>
    </style:style>
    <style:style style:name="Table10" style:family="table">
      <style:table-properties style:width="6.249306in" fo:margin-left="0.000000in" style:writing-mode="lr" table:align="left" style:may-break-between-rows="true"/>
    </style:style>
    <style:style style:name="TableRow1000" style:family="table-row">
      <style:table-row-properties style:min-row-height="0.208333in"/>
    </style:style>
    <style:style style:name="TableCell10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0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001" style:family="table-row">
      <style:table-row-properties style:min-row-height="0.208333in"/>
    </style:style>
    <style:style style:name="TableCell10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1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002" style:family="table-row">
      <style:table-row-properties style:min-row-height="0.208333in"/>
    </style:style>
    <style:style style:name="TableCell10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2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003" style:family="table-row">
      <style:table-row-properties style:min-row-height="0.208333in"/>
    </style:style>
    <style:style style:name="TableCell10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003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1100" style:family="table-column">
      <style:table-column-properties style:column-width="1.041667in"/>
    </style:style>
    <style:style style:name="TableColumn1101" style:family="table-column">
      <style:table-column-properties style:column-width="1.041667in"/>
    </style:style>
    <style:style style:name="TableColumn1102" style:family="table-column">
      <style:table-column-properties style:column-width="1.041667in"/>
    </style:style>
    <style:style style:name="TableColumn1103" style:family="table-column">
      <style:table-column-properties style:column-width="1.040972in"/>
    </style:style>
    <style:style style:name="Table11" style:family="table">
      <style:table-properties style:width="4.165972in" fo:margin-left="0.000000in" style:writing-mode="lr" table:align="left" style:may-break-between-rows="true"/>
    </style:style>
    <style:style style:name="TableRow1100" style:family="table-row">
      <style:table-row-properties style:min-row-height="0.208333in"/>
    </style:style>
    <style:style style:name="TableCell11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101" style:family="table-row">
      <style:table-row-properties style:min-row-height="0.208333in"/>
    </style:style>
    <style:style style:name="TableCell11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102" style:family="table-row">
      <style:table-row-properties style:min-row-height="0.208333in"/>
    </style:style>
    <style:style style:name="TableCell11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103" style:family="table-row">
      <style:table-row-properties style:min-row-height="0.208333in"/>
    </style:style>
    <style:style style:name="TableCell11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104" style:family="table-row">
      <style:table-row-properties style:min-row-height="0.208333in"/>
    </style:style>
    <style:style style:name="TableCell1104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4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4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104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1200" style:family="table-column">
      <style:table-column-properties style:column-width="1.041667in"/>
    </style:style>
    <style:style style:name="TableColumn1201" style:family="table-column">
      <style:table-column-properties style:column-width="1.040972in"/>
    </style:style>
    <style:style style:name="Table12" style:family="table">
      <style:table-properties style:width="2.082639in" fo:margin-left="0.000000in" style:writing-mode="lr" table:align="left" style:may-break-between-rows="true"/>
    </style:style>
    <style:style style:name="TableRow1200" style:family="table-row">
      <style:table-row-properties style:min-row-height="0.208333in"/>
    </style:style>
    <style:style style:name="TableCell12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2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201" style:family="table-row">
      <style:table-row-properties style:min-row-height="0.208333in"/>
    </style:style>
    <style:style style:name="TableCell12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2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202" style:family="table-row">
      <style:table-row-properties style:min-row-height="0.208333in"/>
    </style:style>
    <style:style style:name="TableCell12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2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203" style:family="table-row">
      <style:table-row-properties style:min-row-height="0.208333in"/>
    </style:style>
    <style:style style:name="TableCell12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2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1300" style:family="table-column">
      <style:table-column-properties style:column-width="1.041667in"/>
    </style:style>
    <style:style style:name="TableColumn1301" style:family="table-column">
      <style:table-column-properties style:column-width="1.041667in"/>
    </style:style>
    <style:style style:name="TableColumn1302" style:family="table-column">
      <style:table-column-properties style:column-width="1.072917in"/>
    </style:style>
    <style:style style:name="TableColumn1303" style:family="table-column">
      <style:table-column-properties style:column-width="1.072917in"/>
    </style:style>
    <style:style style:name="TableColumn1304" style:family="table-column">
      <style:table-column-properties style:column-width="1.072917in"/>
    </style:style>
    <style:style style:name="TableColumn1305" style:family="table-column">
      <style:table-column-properties style:column-width="1.072222in"/>
    </style:style>
    <style:style style:name="Table13" style:family="table">
      <style:table-properties style:width="6.374306in" fo:margin-left="0.000000in" style:writing-mode="lr" table:align="left" style:may-break-between-rows="true"/>
    </style:style>
    <style:style style:name="TableRow1300" style:family="table-row">
      <style:table-row-properties style:min-row-height="0.250000in"/>
    </style:style>
    <style:style style:name="TableCell13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0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0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0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0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301" style:family="table-row">
      <style:table-row-properties style:min-row-height="0.208333in"/>
    </style:style>
    <style:style style:name="TableCell13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1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1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1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1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302" style:family="table-row">
      <style:table-row-properties style:min-row-height="0.208333in"/>
    </style:style>
    <style:style style:name="TableCell13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2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2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2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2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303" style:family="table-row">
      <style:table-row-properties style:min-row-height="0.208333in"/>
    </style:style>
    <style:style style:name="TableCell13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302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303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304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30305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olumn1400" style:family="table-column">
      <style:table-column-properties style:column-width="1.041667in"/>
    </style:style>
    <style:style style:name="TableColumn1401" style:family="table-column">
      <style:table-column-properties style:column-width="1.040972in"/>
    </style:style>
    <style:style style:name="Table14" style:family="table">
      <style:table-properties style:width="2.082639in" fo:margin-left="0.000000in" style:writing-mode="lr" table:align="left" style:may-break-between-rows="true"/>
    </style:style>
    <style:style style:name="TableRow1400" style:family="table-row">
      <style:table-row-properties style:min-row-height="0.208333in"/>
    </style:style>
    <style:style style:name="TableCell1400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400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401" style:family="table-row">
      <style:table-row-properties style:min-row-height="0.208333in"/>
    </style:style>
    <style:style style:name="TableCell1401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401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402" style:family="table-row">
      <style:table-row-properties style:min-row-height="0.208333in"/>
    </style:style>
    <style:style style:name="TableCell1402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402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Row1403" style:family="table-row">
      <style:table-row-properties style:min-row-height="0.208333in"/>
    </style:style>
    <style:style style:name="TableCell140300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  <style:style style:name="TableCell140301" style:family="table-cell">
      <style:table-cell-properties fo:border-top="0.010417in solid #000000" fo:border-left="0.010417in solid #000000" fo:border-right="0.010417in solid #000000" fo:border-bottom="0.010417in solid #000000" fo:padding-left="0.027778in" fo:padding-right="0.027778in" fo:vertical-align="bottom" fo:background-color="#ffffff"/>
    </style:style>
  </office:automatic-styles>
  <office:body>
    <office:text>
      <text:p text:style-name="P1"><text:span text:style-name="T1"/></text:p>
      <text:p text:style-name="P1"><text:span text:style-name="T2">GROUP MEMBERS:</text:span></text:p>
      <text:p text:style-name="P1"><text:span text:style-name="T2">Vishvesh Pathak (U4CSE7354)</text:span></text:p>
      <text:p text:style-name="P1"><text:span text:style-name="T2">Siddarth Ganesh (U4CSE17322)</text:span></text:p>
      <text:p text:style-name="P1"><text:span text:style-name="T2">Sreenivas Jayanth Y (U4CSE17328)</text:span></text:p>
      <text:p text:style-name="P1"><text:span text:style-name="T2">Pushpak K (U4CSE17308)</text:span></text:p>
      <text:p text:style-name="P1"><text:span text:style-name="T3"/></text:p>
      <text:p text:style-name="P1"><text:span text:style-name="T4">Attributes:</text:span></text:p>
      <text:p text:style-name="P1"><text:span text:style-name="T5">dept_id:each department can have a unique id</text:span></text:p>
      <text:p text:style-name="P1"><text:span text:style-name="T5">Dept_name:department name doesn’t have to be unique as multiple schools can have same department name</text:span></text:p>
      <text:p text:style-name="P1"><text:span text:style-name="T5">Cabin_no:unique cabin number for each cabin</text:span></text:p>
      <text:p text:style-name="P1"><text:span text:style-name="T5">Emp_id:unique id for each employee</text:span></text:p>
      <text:p text:style-name="P1"><text:span text:style-name="T5">Emp_name:non unique name of an employee</text:span></text:p>
      <text:p text:style-name="P1"><text:span text:style-name="T5">Phone:muti-valued non key phone number</text:span></text:p>
      <text:p text:style-name="P1"><text:span text:style-name="T5">Salary:salary of an employee</text:span></text:p>
      <text:p text:style-name="P1"><text:span text:style-name="T5">budget:Department budget</text:span></text:p>
      <text:p text:style-name="P1"><text:span text:style-name="T5">request:Unique key number auto generated if req_status is yes</text:span></text:p>
      <text:p text:style-name="P1"><text:span text:style-name="T5">Req_status:yes or no for verification</text:span></text:p>
      <text:p text:style-name="P1"><text:span text:style-name="T5">Fine_no:unique fine id generated if fine status is yes</text:span></text:p>
      <text:p text:style-name="P1"><text:span text:style-name="T5">Fine_status: yes or no for verification</text:span></text:p>
      <text:p text:style-name="P1"><text:span text:style-name="T5">Fine_amt: fine amount to be paid</text:span></text:p>
      <text:p text:style-name="P1"><text:span text:style-name="T5">Item_id:unique id assigned to each product</text:span></text:p>
      <text:p text:style-name="P1"><text:span text:style-name="T5">Prod_name:name of a product associated with an id</text:span></text:p>
      <text:p text:style-name="P1"><text:span text:style-name="T5">Prod_condn:either working or needs replacement</text:span></text:p>
      <text:p text:style-name="P1"><text:span text:style-name="T5">Price:price of the product</text:span></text:p>
      <text:p text:style-name="P1"><text:span text:style-name="T5">Quantity:stock of the product. Auto decremented if order is sanctioned</text:span></text:p>
      <text:p text:style-name="P1"><text:span text:style-name="T6"/></text:p>
      <text:p text:style-name="P1"><text:span text:style-name="T7"><text:s text:c="29"/>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<text:s text:c="33"/>0NF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column table:style-name="TableColumn0112"/>
        <table:table-column table:style-name="TableColumn0113"/>
        <table:table-column table:style-name="TableColumn0114"/>
        <table:table-column table:style-name="TableColumn0115"/>
        <table:table-column table:style-name="TableColumn0116"/>
        <table:table-column table:style-name="TableColumn0117"/>
        <table:table-row table:style-name="TableRow0100">
          <table:table-cell table:style-name="TableCell010000">
            <text:p text:style-name="P3"><text:span text:style-name="T11">dept_id</text:span><text:span text:style-name="T12"/></text:p>
          </table:table-cell>
          <table:table-cell table:style-name="TableCell010001">
            <text:p text:style-name="P3"><text:span text:style-name="T13">dept_name</text:span><text:span text:style-name="T14"/></text:p>
          </table:table-cell>
          <table:table-cell table:style-name="TableCell010002">
            <text:p text:style-name="P3"><text:span text:style-name="T15">cabin_no</text:span><text:span text:style-name="T16"/></text:p>
          </table:table-cell>
          <table:table-cell table:style-name="TableCell010003">
            <text:p text:style-name="P3"><text:span text:style-name="T17">emp_id</text:span><text:span text:style-name="T18"/></text:p>
          </table:table-cell>
          <table:table-cell table:style-name="TableCell010004">
            <text:p text:style-name="P3"><text:span text:style-name="T19">emp_name</text:span><text:span text:style-name="T20"/></text:p>
          </table:table-cell>
          <table:table-cell table:style-name="TableCell010005">
            <text:p text:style-name="P3"><text:span text:style-name="T21">phone</text:span><text:span text:style-name="T22"/></text:p>
          </table:table-cell>
          <table:table-cell table:style-name="TableCell010006">
            <text:p text:style-name="P3"><text:span text:style-name="T23">salary</text:span><text:span text:style-name="T24"/></text:p>
          </table:table-cell>
          <table:table-cell table:style-name="TableCell010007">
            <text:p text:style-name="P3"><text:span text:style-name="T25">budget</text:span><text:span text:style-name="T26"/></text:p>
          </table:table-cell>
          <table:table-cell table:style-name="TableCell010008">
            <text:p text:style-name="P3"><text:span text:style-name="T27">request_no</text:span><text:span text:style-name="T28"/></text:p>
          </table:table-cell>
          <table:table-cell table:style-name="TableCell010009">
            <text:p text:style-name="P3"><text:span text:style-name="T29">req_status</text:span><text:span text:style-name="T30"/></text:p>
          </table:table-cell>
          <table:table-cell table:style-name="TableCell010010">
            <text:p text:style-name="P3"><text:span text:style-name="T31">fine_no</text:span><text:span text:style-name="T32"/></text:p>
          </table:table-cell>
          <table:table-cell table:style-name="TableCell010011">
            <text:p text:style-name="P3"><text:span text:style-name="T33">fine_status</text:span><text:span text:style-name="T34"/></text:p>
          </table:table-cell>
          <table:table-cell table:style-name="TableCell010012">
            <text:p text:style-name="P3"><text:span text:style-name="T35">fine_amt</text:span><text:span text:style-name="T36"/></text:p>
          </table:table-cell>
          <table:table-cell table:style-name="TableCell010013">
            <text:p text:style-name="P3"><text:span text:style-name="T37">item_id</text:span><text:span text:style-name="T38"/></text:p>
          </table:table-cell>
          <table:table-cell table:style-name="TableCell010014">
            <text:p text:style-name="P3"><text:span text:style-name="T39">prod_condn</text:span><text:span text:style-name="T40"/></text:p>
          </table:table-cell>
          <table:table-cell table:style-name="TableCell010015">
            <text:p text:style-name="P3"><text:span text:style-name="T41">prod_ name</text:span><text:span text:style-name="T42"/></text:p>
          </table:table-cell>
          <table:table-cell table:style-name="TableCell010016">
            <text:p text:style-name="P3"><text:span text:style-name="T43">price</text:span><text:span text:style-name="T44"/></text:p>
          </table:table-cell>
          <table:table-cell table:style-name="TableCell010017">
            <text:p text:style-name="P3"><text:span text:style-name="T45">quantity</text:span><text:span text:style-name="T46"/></text:p>
          </table:table-cell>
        </table:table-row>
        <table:table-row table:style-name="TableRow0101">
          <table:table-cell table:style-name="TableCell010100">
            <text:p text:style-name="P6"><text:span text:style-name="T47">102</text:span><text:span text:style-name="T48"/></text:p>
          </table:table-cell>
          <table:table-cell table:style-name="TableCell010101">
            <text:p text:style-name="P7"><text:span text:style-name="T49">ece</text:span><text:span text:style-name="T50"/></text:p>
          </table:table-cell>
          <table:table-cell table:style-name="TableCell010102">
            <text:p text:style-name="P8"><text:span text:style-name="T51">410</text:span><text:span text:style-name="T52"/></text:p>
          </table:table-cell>
          <table:table-cell table:style-name="TableCell010103">
            <text:p text:style-name="P8"><text:span text:style-name="T53">42</text:span><text:span text:style-name="T54"/></text:p>
          </table:table-cell>
          <table:table-cell table:style-name="TableCell010104">
            <text:p text:style-name="P8"><text:span text:style-name="T55">sid</text:span><text:span text:style-name="T56"/></text:p>
          </table:table-cell>
          <table:table-cell table:style-name="TableCell010105">
            <text:p text:style-name="P9"><text:span text:style-name="T57">92314 , 354322</text:span><text:span text:style-name="T58"/></text:p>
          </table:table-cell>
          <table:table-cell table:style-name="TableCell010106">
            <text:p text:style-name="P10"><text:span text:style-name="T59">9829</text:span><text:span text:style-name="T60"/></text:p>
          </table:table-cell>
          <table:table-cell table:style-name="TableCell010107">
            <text:p text:style-name="P10"><text:span text:style-name="T61">80000</text:span><text:span text:style-name="T62"/></text:p>
          </table:table-cell>
          <table:table-cell table:style-name="TableCell010108">
            <text:p text:style-name="P10"><text:span text:style-name="T63">1</text:span><text:span text:style-name="T64"/></text:p>
          </table:table-cell>
          <table:table-cell table:style-name="TableCell010109">
            <text:p text:style-name="P11"><text:span text:style-name="T65">no</text:span><text:span text:style-name="T66"/></text:p>
          </table:table-cell>
          <table:table-cell table:style-name="TableCell010110">
            <text:p text:style-name="P11"><text:span text:style-name="T67">01</text:span><text:span text:style-name="T68"/></text:p>
          </table:table-cell>
          <table:table-cell table:style-name="TableCell010111">
            <text:p text:style-name="P11"><text:span text:style-name="T69">no</text:span><text:span text:style-name="T70"/></text:p>
          </table:table-cell>
          <table:table-cell table:style-name="TableCell010112">
            <text:p text:style-name="P12"><text:span text:style-name="T71">0</text:span><text:span text:style-name="T72"/></text:p>
          </table:table-cell>
          <table:table-cell table:style-name="TableCell010113">
            <text:p text:style-name="P12"><text:span text:style-name="T73">31</text:span><text:span text:style-name="T74"/></text:p>
          </table:table-cell>
          <table:table-cell table:style-name="TableCell010114">
            <text:p text:style-name="P13"><text:span text:style-name="T75">good</text:span><text:span text:style-name="T76"/></text:p>
          </table:table-cell>
          <table:table-cell table:style-name="TableCell010115">
            <text:p text:style-name="P13"><text:span text:style-name="T77">pen</text:span><text:span text:style-name="T78"/></text:p>
          </table:table-cell>
          <table:table-cell table:style-name="TableCell010116">
            <text:p text:style-name="P14"><text:span text:style-name="T79">10</text:span><text:span text:style-name="T80"/></text:p>
          </table:table-cell>
          <table:table-cell table:style-name="TableCell010117">
            <text:p text:style-name="P14"><text:span text:style-name="T81">19</text:span><text:span text:style-name="T82"/></text:p>
          </table:table-cell>
        </table:table-row>
        <table:table-row table:style-name="TableRow0102">
          <table:table-cell table:style-name="TableCell010200">
            <text:p text:style-name="P17"><text:span text:style-name="T83">101</text:span><text:span text:style-name="T84"/></text:p>
          </table:table-cell>
          <table:table-cell table:style-name="TableCell010201">
            <text:p text:style-name="P18"><text:span text:style-name="T85">cse</text:span><text:span text:style-name="T86"/></text:p>
          </table:table-cell>
          <table:table-cell table:style-name="TableCell010202">
            <text:p text:style-name="P19"><text:span text:style-name="T87">412</text:span><text:span text:style-name="T88"/></text:p>
          </table:table-cell>
          <table:table-cell table:style-name="TableCell010203">
            <text:p text:style-name="P19"><text:span text:style-name="T89">37</text:span><text:span text:style-name="T90"/></text:p>
          </table:table-cell>
          <table:table-cell table:style-name="TableCell010204">
            <text:p text:style-name="P19"><text:span text:style-name="T91">jay</text:span><text:span text:style-name="T92"/></text:p>
          </table:table-cell>
          <table:table-cell table:style-name="TableCell010205">
            <text:p text:style-name="P19"><text:span text:style-name="T93">65421</text:span><text:span text:style-name="T94"/></text:p>
          </table:table-cell>
          <table:table-cell table:style-name="TableCell010206">
            <text:p text:style-name="P19"><text:span text:style-name="T95">9888</text:span><text:span text:style-name="T96"/></text:p>
          </table:table-cell>
          <table:table-cell table:style-name="TableCell010207">
            <text:p text:style-name="P19"><text:span text:style-name="T97">80000</text:span><text:span text:style-name="T98"/></text:p>
          </table:table-cell>
          <table:table-cell table:style-name="TableCell010208">
            <text:p text:style-name="P19"><text:span text:style-name="T99">2,3</text:span><text:span text:style-name="T100"/></text:p>
          </table:table-cell>
          <table:table-cell table:style-name="TableCell010209">
            <text:p text:style-name="P20"><text:span text:style-name="T101">yes</text:span><text:span text:style-name="T102"/></text:p>
          </table:table-cell>
          <table:table-cell table:style-name="TableCell010210">
            <text:p text:style-name="P20"><text:span text:style-name="T103">02</text:span><text:span text:style-name="T104"/></text:p>
          </table:table-cell>
          <table:table-cell table:style-name="TableCell010211">
            <text:p text:style-name="P20"><text:span text:style-name="T105">yes</text:span><text:span text:style-name="T106"/></text:p>
          </table:table-cell>
          <table:table-cell table:style-name="TableCell010212">
            <text:p text:style-name="P21"><text:span text:style-name="T107">14</text:span><text:span text:style-name="T108"/></text:p>
          </table:table-cell>
          <table:table-cell table:style-name="TableCell010213">
            <text:p text:style-name="P21"><text:span text:style-name="T109">42</text:span><text:span text:style-name="T110"/></text:p>
          </table:table-cell>
          <table:table-cell table:style-name="TableCell010214">
            <text:p text:style-name="P22"><text:span text:style-name="T111">replacement</text:span><text:span text:style-name="T112"/></text:p>
          </table:table-cell>
          <table:table-cell table:style-name="TableCell010215">
            <text:p text:style-name="P22"><text:span text:style-name="T113">book</text:span><text:span text:style-name="T114"/></text:p>
          </table:table-cell>
          <table:table-cell table:style-name="TableCell010216">
            <text:p text:style-name="P23"><text:span text:style-name="T115">140</text:span><text:span text:style-name="T116"/></text:p>
          </table:table-cell>
          <table:table-cell table:style-name="TableCell010217">
            <text:p text:style-name="P23"><text:span text:style-name="T117">1</text:span><text:span text:style-name="T118"/></text:p>
          </table:table-cell>
        </table:table-row>
        <table:table-row table:style-name="TableRow0103">
          <table:table-cell table:style-name="TableCell010300">
            <text:p text:style-name="P25"><text:span text:style-name="T119">103</text:span><text:span text:style-name="T120"/></text:p>
          </table:table-cell>
          <table:table-cell table:style-name="TableCell010301">
            <text:p text:style-name="P26"><text:span text:style-name="T121">eee</text:span><text:span text:style-name="T122"/></text:p>
          </table:table-cell>
          <table:table-cell table:style-name="TableCell010302">
            <text:p text:style-name="P27"><text:span text:style-name="T123">512</text:span><text:span text:style-name="T124"/></text:p>
          </table:table-cell>
          <table:table-cell table:style-name="TableCell010303">
            <text:p text:style-name="P27"><text:span text:style-name="T125">23</text:span><text:span text:style-name="T126"/></text:p>
          </table:table-cell>
          <table:table-cell table:style-name="TableCell010304">
            <text:p text:style-name="P27"><text:span text:style-name="T127">pak</text:span><text:span text:style-name="T128"/></text:p>
          </table:table-cell>
          <table:table-cell table:style-name="TableCell010305">
            <text:p text:style-name="P27"><text:span text:style-name="T129">45544</text:span><text:span text:style-name="T130"/></text:p>
          </table:table-cell>
          <table:table-cell table:style-name="TableCell010306">
            <text:p text:style-name="P27"><text:span text:style-name="T131">9880</text:span><text:span text:style-name="T132"/></text:p>
          </table:table-cell>
          <table:table-cell table:style-name="TableCell010307">
            <text:p text:style-name="P27"><text:span text:style-name="T133">80000</text:span><text:span text:style-name="T134"/></text:p>
          </table:table-cell>
          <table:table-cell table:style-name="TableCell010308">
            <text:p text:style-name="P27"><text:span text:style-name="T135">5</text:span><text:span text:style-name="T136"/></text:p>
          </table:table-cell>
          <table:table-cell table:style-name="TableCell010309">
            <text:p text:style-name="P28"><text:span text:style-name="T137">yes</text:span><text:span text:style-name="T138"/></text:p>
          </table:table-cell>
          <table:table-cell table:style-name="TableCell010310">
            <text:p text:style-name="P28"><text:span text:style-name="T139">03</text:span><text:span text:style-name="T140"/></text:p>
          </table:table-cell>
          <table:table-cell table:style-name="TableCell010311">
            <text:p text:style-name="P28"><text:span text:style-name="T141">no</text:span><text:span text:style-name="T142"/></text:p>
          </table:table-cell>
          <table:table-cell table:style-name="TableCell010312">
            <text:p text:style-name="P29"><text:span text:style-name="T143">0</text:span><text:span text:style-name="T144"/></text:p>
          </table:table-cell>
          <table:table-cell table:style-name="TableCell010313">
            <text:p text:style-name="P29"><text:span text:style-name="T145">14</text:span><text:span text:style-name="T146"/></text:p>
          </table:table-cell>
          <table:table-cell table:style-name="TableCell010314">
            <text:p text:style-name="P30"><text:span text:style-name="T147">good</text:span><text:span text:style-name="T148"/></text:p>
          </table:table-cell>
          <table:table-cell table:style-name="TableCell010315">
            <text:p text:style-name="P30"><text:span text:style-name="T149">duster</text:span><text:span text:style-name="T150"/></text:p>
          </table:table-cell>
          <table:table-cell table:style-name="TableCell010316">
            <text:p text:style-name="P31"><text:span text:style-name="T151">25</text:span><text:span text:style-name="T152"/></text:p>
          </table:table-cell>
          <table:table-cell table:style-name="TableCell010317">
            <text:p text:style-name="P31"><text:span text:style-name="T153">15</text:span><text:span text:style-name="T154"/></text:p>
          </table:table-cell>
        </table:table-row>
      </table:table>
      <text:p text:style-name="P33"><text:span text:style-name="T154"/></text:p>
      <text:p text:style-name="P33"><text:span text:style-name="T155"><text:s text:c="39"/></text:span><text:span text:style-name="T156">1NF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column table:style-name="TableColumn0207"/>
        <table:table-column table:style-name="TableColumn0208"/>
        <table:table-column table:style-name="TableColumn0209"/>
        <table:table-column table:style-name="TableColumn0210"/>
        <table:table-column table:style-name="TableColumn0211"/>
        <table:table-column table:style-name="TableColumn0212"/>
        <table:table-column table:style-name="TableColumn0213"/>
        <table:table-column table:style-name="TableColumn0214"/>
        <table:table-column table:style-name="TableColumn0215"/>
        <table:table-column table:style-name="TableColumn0216"/>
        <table:table-column table:style-name="TableColumn0217"/>
        <table:table-row table:style-name="TableRow0200">
          <table:table-cell table:style-name="TableCell020000">
            <text:p text:style-name="P35"><text:span text:style-name="T158">dept_id</text:span><text:span text:style-name="T159"/></text:p>
          </table:table-cell>
          <table:table-cell table:style-name="TableCell020001">
            <text:p text:style-name="P35"><text:span text:style-name="T160">dept_name</text:span><text:span text:style-name="T161"/></text:p>
          </table:table-cell>
          <table:table-cell table:style-name="TableCell020002">
            <text:p text:style-name="P35"><text:span text:style-name="T162">cabin_no</text:span><text:span text:style-name="T163"/></text:p>
          </table:table-cell>
          <table:table-cell table:style-name="TableCell020003">
            <text:p text:style-name="P35"><text:span text:style-name="T164">emp_id</text:span><text:span text:style-name="T165"/></text:p>
          </table:table-cell>
          <table:table-cell table:style-name="TableCell020004">
            <text:p text:style-name="P35"><text:span text:style-name="T166">emp_name</text:span><text:span text:style-name="T167"/></text:p>
          </table:table-cell>
          <table:table-cell table:style-name="TableCell020005">
            <text:p text:style-name="P35"><text:span text:style-name="T168">phone</text:span><text:span text:style-name="T169"/></text:p>
          </table:table-cell>
          <table:table-cell table:style-name="TableCell020006">
            <text:p text:style-name="P35"><text:span text:style-name="T170">salary</text:span><text:span text:style-name="T171"/></text:p>
          </table:table-cell>
          <table:table-cell table:style-name="TableCell020007">
            <text:p text:style-name="P35"><text:span text:style-name="T172">budget</text:span><text:span text:style-name="T173"/></text:p>
          </table:table-cell>
          <table:table-cell table:style-name="TableCell020008">
            <text:p text:style-name="P35"><text:span text:style-name="T174">request_no</text:span><text:span text:style-name="T175"/></text:p>
          </table:table-cell>
          <table:table-cell table:style-name="TableCell020009">
            <text:p text:style-name="P35"><text:span text:style-name="T176">req_status</text:span><text:span text:style-name="T177"/></text:p>
          </table:table-cell>
          <table:table-cell table:style-name="TableCell020010">
            <text:p text:style-name="P35"><text:span text:style-name="T178">fine_no</text:span><text:span text:style-name="T179"/></text:p>
          </table:table-cell>
          <table:table-cell table:style-name="TableCell020011">
            <text:p text:style-name="P35"><text:span text:style-name="T180">fine_status</text:span><text:span text:style-name="T181"/></text:p>
          </table:table-cell>
          <table:table-cell table:style-name="TableCell020012">
            <text:p text:style-name="P35"><text:span text:style-name="T182">fine_amt</text:span><text:span text:style-name="T183"/></text:p>
          </table:table-cell>
          <table:table-cell table:style-name="TableCell020013">
            <text:p text:style-name="P35"><text:span text:style-name="T184">item_id</text:span><text:span text:style-name="T185"/></text:p>
          </table:table-cell>
          <table:table-cell table:style-name="TableCell020014">
            <text:p text:style-name="P35"><text:span text:style-name="T186">prod_condn</text:span><text:span text:style-name="T187"/></text:p>
          </table:table-cell>
          <table:table-cell table:style-name="TableCell020015">
            <text:p text:style-name="P35"><text:span text:style-name="T188">prod_ name</text:span><text:span text:style-name="T189"/></text:p>
          </table:table-cell>
          <table:table-cell table:style-name="TableCell020016">
            <text:p text:style-name="P35"><text:span text:style-name="T190">price</text:span><text:span text:style-name="T191"/></text:p>
          </table:table-cell>
          <table:table-cell table:style-name="TableCell020017">
            <text:p text:style-name="P35"><text:span text:style-name="T192">quantity</text:span><text:span text:style-name="T193"/></text:p>
          </table:table-cell>
        </table:table-row>
        <table:table-row table:style-name="TableRow0201">
          <table:table-cell table:style-name="TableCell020100">
            <text:p text:style-name="P38"><text:span text:style-name="T194">102</text:span><text:span text:style-name="T195"/></text:p>
          </table:table-cell>
          <table:table-cell table:style-name="TableCell020101">
            <text:p text:style-name="P39"><text:span text:style-name="T196">ece</text:span><text:span text:style-name="T197"/></text:p>
          </table:table-cell>
          <table:table-cell table:style-name="TableCell020102">
            <text:p text:style-name="P40"><text:span text:style-name="T198">410</text:span><text:span text:style-name="T199"/></text:p>
          </table:table-cell>
          <table:table-cell table:style-name="TableCell020103">
            <text:p text:style-name="P40"><text:span text:style-name="T200">42</text:span><text:span text:style-name="T201"/></text:p>
          </table:table-cell>
          <table:table-cell table:style-name="TableCell020104">
            <text:p text:style-name="P40"><text:span text:style-name="T202">sid</text:span><text:span text:style-name="T203"/></text:p>
          </table:table-cell>
          <table:table-cell table:style-name="TableCell020105">
            <text:p text:style-name="P40"><text:span text:style-name="T204">92,314</text:span><text:span text:style-name="T205"/></text:p>
          </table:table-cell>
          <table:table-cell table:style-name="TableCell020106">
            <text:p text:style-name="P40"><text:span text:style-name="T206">9829</text:span><text:span text:style-name="T207"/></text:p>
          </table:table-cell>
          <table:table-cell table:style-name="TableCell020107">
            <text:p text:style-name="P40"><text:span text:style-name="T208">80000</text:span><text:span text:style-name="T209"/></text:p>
          </table:table-cell>
          <table:table-cell table:style-name="TableCell020108">
            <text:p text:style-name="P40"><text:span text:style-name="T210">1</text:span><text:span text:style-name="T211"/></text:p>
          </table:table-cell>
          <table:table-cell table:style-name="TableCell020109">
            <text:p text:style-name="P41"><text:span text:style-name="T212">no</text:span><text:span text:style-name="T213"/></text:p>
          </table:table-cell>
          <table:table-cell table:style-name="TableCell020110">
            <text:p text:style-name="P41"><text:span text:style-name="T214">01</text:span><text:span text:style-name="T215"/></text:p>
          </table:table-cell>
          <table:table-cell table:style-name="TableCell020111">
            <text:p text:style-name="P41"><text:span text:style-name="T216">no</text:span><text:span text:style-name="T217"/></text:p>
          </table:table-cell>
          <table:table-cell table:style-name="TableCell020112">
            <text:p text:style-name="P42"><text:span text:style-name="T218">0</text:span><text:span text:style-name="T219"/></text:p>
          </table:table-cell>
          <table:table-cell table:style-name="TableCell020113">
            <text:p text:style-name="P42"><text:span text:style-name="T220">31</text:span><text:span text:style-name="T221"/></text:p>
          </table:table-cell>
          <table:table-cell table:style-name="TableCell020114">
            <text:p text:style-name="P43"><text:span text:style-name="T222">good</text:span><text:span text:style-name="T223"/></text:p>
          </table:table-cell>
          <table:table-cell table:style-name="TableCell020115">
            <text:p text:style-name="P43"><text:span text:style-name="T224">pen</text:span><text:span text:style-name="T225"/></text:p>
          </table:table-cell>
          <table:table-cell table:style-name="TableCell020116">
            <text:p text:style-name="P44"><text:span text:style-name="T226">10</text:span><text:span text:style-name="T227"/></text:p>
          </table:table-cell>
          <table:table-cell table:style-name="TableCell020117">
            <text:p text:style-name="P44"><text:span text:style-name="T228">19</text:span><text:span text:style-name="T229"/></text:p>
          </table:table-cell>
        </table:table-row>
        <table:table-row table:style-name="TableRow0202">
          <table:table-cell table:style-name="TableCell020200">
            <text:p text:style-name="P46"><text:span text:style-name="T230">102</text:span><text:span text:style-name="T231"/></text:p>
          </table:table-cell>
          <table:table-cell table:style-name="TableCell020201">
            <text:p text:style-name="P47"><text:span text:style-name="T232">ece</text:span><text:span text:style-name="T233"/></text:p>
          </table:table-cell>
          <table:table-cell table:style-name="TableCell020202">
            <text:p text:style-name="P48"><text:span text:style-name="T234">410</text:span><text:span text:style-name="T235"/></text:p>
          </table:table-cell>
          <table:table-cell table:style-name="TableCell020203">
            <text:p text:style-name="P48"><text:span text:style-name="T236">42</text:span><text:span text:style-name="T237"/></text:p>
          </table:table-cell>
          <table:table-cell table:style-name="TableCell020204">
            <text:p text:style-name="P49"><text:span text:style-name="T238"><text:s text:c="16"/>sid</text:span><text:span text:style-name="T239"/></text:p>
          </table:table-cell>
          <table:table-cell table:style-name="TableCell020205">
            <text:p text:style-name="P50"><text:span text:style-name="T240">35432</text:span><text:span text:style-name="T241"/></text:p>
          </table:table-cell>
          <table:table-cell table:style-name="TableCell020206">
            <text:p text:style-name="P50"><text:span text:style-name="T242">9829</text:span><text:span text:style-name="T243"/></text:p>
          </table:table-cell>
          <table:table-cell table:style-name="TableCell020207">
            <text:p text:style-name="P50"><text:span text:style-name="T244">80000</text:span><text:span text:style-name="T245"/></text:p>
          </table:table-cell>
          <table:table-cell table:style-name="TableCell020208">
            <text:p text:style-name="P50"><text:span text:style-name="T246">1</text:span><text:span text:style-name="T247"/></text:p>
          </table:table-cell>
          <table:table-cell table:style-name="TableCell020209">
            <text:p text:style-name="P51"><text:span text:style-name="T248">no</text:span><text:span text:style-name="T249"/></text:p>
          </table:table-cell>
          <table:table-cell table:style-name="TableCell020210">
            <text:p text:style-name="P51"><text:span text:style-name="T250">01</text:span><text:span text:style-name="T251"/></text:p>
          </table:table-cell>
          <table:table-cell table:style-name="TableCell020211">
            <text:p text:style-name="P51"><text:span text:style-name="T252">no</text:span><text:span text:style-name="T253"/></text:p>
          </table:table-cell>
          <table:table-cell table:style-name="TableCell020212">
            <text:p text:style-name="P52"><text:span text:style-name="T254">0</text:span><text:span text:style-name="T255"/></text:p>
          </table:table-cell>
          <table:table-cell table:style-name="TableCell020213">
            <text:p text:style-name="P52"><text:span text:style-name="T256">31</text:span><text:span text:style-name="T257"/></text:p>
          </table:table-cell>
          <table:table-cell table:style-name="TableCell020214">
            <text:p text:style-name="P53"><text:span text:style-name="T258">good</text:span><text:span text:style-name="T259"/></text:p>
          </table:table-cell>
          <table:table-cell table:style-name="TableCell020215">
            <text:p text:style-name="P53"><text:span text:style-name="T260">pen</text:span><text:span text:style-name="T261"/></text:p>
          </table:table-cell>
          <table:table-cell table:style-name="TableCell020216">
            <text:p text:style-name="P54"><text:span text:style-name="T262">10</text:span><text:span text:style-name="T263"/></text:p>
          </table:table-cell>
          <table:table-cell table:style-name="TableCell020217">
            <text:p text:style-name="P54"><text:span text:style-name="T264">19</text:span><text:span text:style-name="T265"/></text:p>
          </table:table-cell>
        </table:table-row>
        <table:table-row table:style-name="TableRow0203">
          <table:table-cell table:style-name="TableCell020300">
            <text:p text:style-name="P56"><text:span text:style-name="T266">101</text:span><text:span text:style-name="T267"/></text:p>
          </table:table-cell>
          <table:table-cell table:style-name="TableCell020301">
            <text:p text:style-name="P57"><text:span text:style-name="T268">cse</text:span><text:span text:style-name="T269"/></text:p>
          </table:table-cell>
          <table:table-cell table:style-name="TableCell020302">
            <text:p text:style-name="P58"><text:span text:style-name="T270">412</text:span><text:span text:style-name="T271"/></text:p>
          </table:table-cell>
          <table:table-cell table:style-name="TableCell020303">
            <text:p text:style-name="P58"><text:span text:style-name="T272">37</text:span><text:span text:style-name="T273"/></text:p>
          </table:table-cell>
          <table:table-cell table:style-name="TableCell020304">
            <text:p text:style-name="P58"><text:span text:style-name="T274">jay</text:span><text:span text:style-name="T275"/></text:p>
          </table:table-cell>
          <table:table-cell table:style-name="TableCell020305">
            <text:p text:style-name="P58"><text:span text:style-name="T276">65421</text:span><text:span text:style-name="T277"/></text:p>
          </table:table-cell>
          <table:table-cell table:style-name="TableCell020306">
            <text:p text:style-name="P58"><text:span text:style-name="T278">9888</text:span><text:span text:style-name="T279"/></text:p>
          </table:table-cell>
          <table:table-cell table:style-name="TableCell020307">
            <text:p text:style-name="P58"><text:span text:style-name="T280">80000</text:span><text:span text:style-name="T281"/></text:p>
          </table:table-cell>
          <table:table-cell table:style-name="TableCell020308">
            <text:p text:style-name="P58"><text:span text:style-name="T282">2</text:span><text:span text:style-name="T283"/></text:p>
          </table:table-cell>
          <table:table-cell table:style-name="TableCell020309">
            <text:p text:style-name="P59"><text:span text:style-name="T284">yes</text:span><text:span text:style-name="T285"/></text:p>
          </table:table-cell>
          <table:table-cell table:style-name="TableCell020310">
            <text:p text:style-name="P59"><text:span text:style-name="T286">02</text:span><text:span text:style-name="T287"/></text:p>
          </table:table-cell>
          <table:table-cell table:style-name="TableCell020311">
            <text:p text:style-name="P59"><text:span text:style-name="T288">yes</text:span><text:span text:style-name="T289"/></text:p>
          </table:table-cell>
          <table:table-cell table:style-name="TableCell020312">
            <text:p text:style-name="P60"><text:span text:style-name="T290">14</text:span><text:span text:style-name="T291"/></text:p>
          </table:table-cell>
          <table:table-cell table:style-name="TableCell020313">
            <text:p text:style-name="P60"><text:span text:style-name="T292">42</text:span><text:span text:style-name="T293"/></text:p>
          </table:table-cell>
          <table:table-cell table:style-name="TableCell020314">
            <text:p text:style-name="P61"><text:span text:style-name="T294">replacement</text:span><text:span text:style-name="T295"/></text:p>
          </table:table-cell>
          <table:table-cell table:style-name="TableCell020315">
            <text:p text:style-name="P61"><text:span text:style-name="T296">book</text:span><text:span text:style-name="T297"/></text:p>
          </table:table-cell>
          <table:table-cell table:style-name="TableCell020316">
            <text:p text:style-name="P62"><text:span text:style-name="T298">140</text:span><text:span text:style-name="T299"/></text:p>
          </table:table-cell>
          <table:table-cell table:style-name="TableCell020317">
            <text:p text:style-name="P62"><text:span text:style-name="T300">1</text:span><text:span text:style-name="T301"/></text:p>
          </table:table-cell>
        </table:table-row>
        <table:table-row table:style-name="TableRow0204">
          <table:table-cell table:style-name="TableCell020400">
            <text:p text:style-name="P64"><text:span text:style-name="T302">101</text:span><text:span text:style-name="T303"/></text:p>
          </table:table-cell>
          <table:table-cell table:style-name="TableCell020401">
            <text:p text:style-name="P65"><text:span text:style-name="T304">cse</text:span><text:span text:style-name="T305"/></text:p>
          </table:table-cell>
          <table:table-cell table:style-name="TableCell020402">
            <text:p text:style-name="P66"><text:span text:style-name="T306">412</text:span><text:span text:style-name="T307"/></text:p>
          </table:table-cell>
          <table:table-cell table:style-name="TableCell020403">
            <text:p text:style-name="P66"><text:span text:style-name="T308">37</text:span><text:span text:style-name="T309"/></text:p>
          </table:table-cell>
          <table:table-cell table:style-name="TableCell020404">
            <text:p text:style-name="P66"><text:span text:style-name="T310">jay</text:span><text:span text:style-name="T311"/></text:p>
          </table:table-cell>
          <table:table-cell table:style-name="TableCell020405">
            <text:p text:style-name="P66"><text:span text:style-name="T312">65421</text:span><text:span text:style-name="T313"/></text:p>
          </table:table-cell>
          <table:table-cell table:style-name="TableCell020406">
            <text:p text:style-name="P66"><text:span text:style-name="T314">9888</text:span><text:span text:style-name="T315"/></text:p>
          </table:table-cell>
          <table:table-cell table:style-name="TableCell020407">
            <text:p text:style-name="P66"><text:span text:style-name="T316">80000</text:span><text:span text:style-name="T317"/></text:p>
          </table:table-cell>
          <table:table-cell table:style-name="TableCell020408">
            <text:p text:style-name="P66"><text:span text:style-name="T318">3</text:span><text:span text:style-name="T319"/></text:p>
          </table:table-cell>
          <table:table-cell table:style-name="TableCell020409">
            <text:p text:style-name="P67"><text:span text:style-name="T320">yes</text:span><text:span text:style-name="T321"/></text:p>
          </table:table-cell>
          <table:table-cell table:style-name="TableCell020410">
            <text:p text:style-name="P67"><text:span text:style-name="T322">02</text:span><text:span text:style-name="T323"/></text:p>
          </table:table-cell>
          <table:table-cell table:style-name="TableCell020411">
            <text:p text:style-name="P67"><text:span text:style-name="T324">yes</text:span><text:span text:style-name="T325"/></text:p>
          </table:table-cell>
          <table:table-cell table:style-name="TableCell020412">
            <text:p text:style-name="P68"><text:span text:style-name="T326">14</text:span><text:span text:style-name="T327"/></text:p>
          </table:table-cell>
          <table:table-cell table:style-name="TableCell020413">
            <text:p text:style-name="P68"><text:span text:style-name="T328">42</text:span><text:span text:style-name="T329"/></text:p>
          </table:table-cell>
          <table:table-cell table:style-name="TableCell020414">
            <text:p text:style-name="P69"><text:span text:style-name="T330">replacement</text:span><text:span text:style-name="T331"/></text:p>
          </table:table-cell>
          <table:table-cell table:style-name="TableCell020415">
            <text:p text:style-name="P69"><text:span text:style-name="T332">book</text:span><text:span text:style-name="T333"/></text:p>
          </table:table-cell>
          <table:table-cell table:style-name="TableCell020416">
            <text:p text:style-name="P70"><text:span text:style-name="T334">140</text:span><text:span text:style-name="T335"/></text:p>
          </table:table-cell>
          <table:table-cell table:style-name="TableCell020417">
            <text:p text:style-name="P70"><text:span text:style-name="T336">1</text:span><text:span text:style-name="T337"/></text:p>
          </table:table-cell>
        </table:table-row>
        <table:table-row table:style-name="TableRow0205">
          <table:table-cell table:style-name="TableCell020500">
            <text:p text:style-name="P72"><text:span text:style-name="T338">103</text:span><text:span text:style-name="T339"/></text:p>
          </table:table-cell>
          <table:table-cell table:style-name="TableCell020501">
            <text:p text:style-name="P73"><text:span text:style-name="T340">eee</text:span><text:span text:style-name="T341"/></text:p>
          </table:table-cell>
          <table:table-cell table:style-name="TableCell020502">
            <text:p text:style-name="P74"><text:span text:style-name="T342">512</text:span><text:span text:style-name="T343"/></text:p>
          </table:table-cell>
          <table:table-cell table:style-name="TableCell020503">
            <text:p text:style-name="P74"><text:span text:style-name="T344">23</text:span><text:span text:style-name="T345"/></text:p>
          </table:table-cell>
          <table:table-cell table:style-name="TableCell020504">
            <text:p text:style-name="P74"><text:span text:style-name="T346">pak</text:span><text:span text:style-name="T347"/></text:p>
          </table:table-cell>
          <table:table-cell table:style-name="TableCell020505">
            <text:p text:style-name="P74"><text:span text:style-name="T348">45544</text:span><text:span text:style-name="T349"/></text:p>
          </table:table-cell>
          <table:table-cell table:style-name="TableCell020506">
            <text:p text:style-name="P74"><text:span text:style-name="T350">9880</text:span><text:span text:style-name="T351"/></text:p>
          </table:table-cell>
          <table:table-cell table:style-name="TableCell020507">
            <text:p text:style-name="P74"><text:span text:style-name="T352">80000</text:span><text:span text:style-name="T353"/></text:p>
          </table:table-cell>
          <table:table-cell table:style-name="TableCell020508">
            <text:p text:style-name="P74"><text:span text:style-name="T354">5</text:span><text:span text:style-name="T355"/></text:p>
          </table:table-cell>
          <table:table-cell table:style-name="TableCell020509">
            <text:p text:style-name="P75"><text:span text:style-name="T356">yes</text:span><text:span text:style-name="T357"/></text:p>
          </table:table-cell>
          <table:table-cell table:style-name="TableCell020510">
            <text:p text:style-name="P75"><text:span text:style-name="T358">03</text:span><text:span text:style-name="T359"/></text:p>
          </table:table-cell>
          <table:table-cell table:style-name="TableCell020511">
            <text:p text:style-name="P75"><text:span text:style-name="T360">no</text:span><text:span text:style-name="T361"/></text:p>
          </table:table-cell>
          <table:table-cell table:style-name="TableCell020512">
            <text:p text:style-name="P76"><text:span text:style-name="T362">0</text:span><text:span text:style-name="T363"/></text:p>
          </table:table-cell>
          <table:table-cell table:style-name="TableCell020513">
            <text:p text:style-name="P76"><text:span text:style-name="T364">14</text:span><text:span text:style-name="T365"/></text:p>
          </table:table-cell>
          <table:table-cell table:style-name="TableCell020514">
            <text:p text:style-name="P77"><text:span text:style-name="T366">good</text:span><text:span text:style-name="T367"/></text:p>
          </table:table-cell>
          <table:table-cell table:style-name="TableCell020515">
            <text:p text:style-name="P77"><text:span text:style-name="T368">duster</text:span><text:span text:style-name="T369"/></text:p>
          </table:table-cell>
          <table:table-cell table:style-name="TableCell020516">
            <text:p text:style-name="P78"><text:span text:style-name="T370">25</text:span><text:span text:style-name="T371"/></text:p>
          </table:table-cell>
          <table:table-cell table:style-name="TableCell020517">
            <text:p text:style-name="P78"><text:span text:style-name="T372">15</text:span><text:span text:style-name="T373"/></text:p>
          </table:table-cell>
        </table:table-row>
      </table:table>
      <text:p text:style-name="P80"><text:span text:style-name="T374"><text:s text:c="31"/></text:span></text:p>
      <text:p text:style-name="P80"><text:span text:style-name="T374"><text:s text:c="28"/>2NF:</text:span></text:p>
      <text:p text:style-name="P80"><text:span text:style-name="T375">Aggregate table:</text:span></text:p>
      <text:p text:style-name="P80"><text:span text:style-name="T376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82"><text:span text:style-name="T377">emp_id</text:span><text:span text:style-name="T378"/></text:p>
          </table:table-cell>
          <table:table-cell table:style-name="TableCell030001">
            <text:p text:style-name="P82"><text:span text:style-name="T379">request_no</text:span><text:span text:style-name="T380"/></text:p>
          </table:table-cell>
          <table:table-cell table:style-name="TableCell030002">
            <text:p text:style-name="P82"><text:span text:style-name="T381">item_id</text:span><text:span text:style-name="T382"/></text:p>
          </table:table-cell>
          <table:table-cell table:style-name="TableCell030003">
            <text:p text:style-name="P82"><text:span text:style-name="T383">fine_amt</text:span><text:span text:style-name="T384"/></text:p>
          </table:table-cell>
        </table:table-row>
        <table:table-row table:style-name="TableRow0301">
          <table:table-cell table:style-name="TableCell030100">
            <text:p text:style-name="P85"><text:span text:style-name="T385">42</text:span><text:span text:style-name="T386"/></text:p>
          </table:table-cell>
          <table:table-cell table:style-name="TableCell030101">
            <text:p text:style-name="P85"><text:span text:style-name="T387">1</text:span><text:span text:style-name="T388"/></text:p>
          </table:table-cell>
          <table:table-cell table:style-name="TableCell030102">
            <text:p text:style-name="P85"><text:span text:style-name="T389">31</text:span><text:span text:style-name="T390"/></text:p>
          </table:table-cell>
          <table:table-cell table:style-name="TableCell030103">
            <text:p text:style-name="P85"><text:span text:style-name="T391">0</text:span><text:span text:style-name="T392"/></text:p>
          </table:table-cell>
        </table:table-row>
        <table:table-row table:style-name="TableRow0302">
          <table:table-cell table:style-name="TableCell030200">
            <text:p text:style-name="P87"><text:span text:style-name="T393">37</text:span><text:span text:style-name="T394"/></text:p>
          </table:table-cell>
          <table:table-cell table:style-name="TableCell030201">
            <text:p text:style-name="P87"><text:span text:style-name="T395">2</text:span><text:span text:style-name="T396"/></text:p>
          </table:table-cell>
          <table:table-cell table:style-name="TableCell030202">
            <text:p text:style-name="P87"><text:span text:style-name="T397">42</text:span><text:span text:style-name="T398"/></text:p>
          </table:table-cell>
          <table:table-cell table:style-name="TableCell030203">
            <text:p text:style-name="P87"><text:span text:style-name="T399">14</text:span><text:span text:style-name="T400"/></text:p>
          </table:table-cell>
        </table:table-row>
        <table:table-row table:style-name="TableRow0303">
          <table:table-cell table:style-name="TableCell030300">
            <text:p text:style-name="P89"><text:span text:style-name="T401">37</text:span><text:span text:style-name="T402"/></text:p>
          </table:table-cell>
          <table:table-cell table:style-name="TableCell030301">
            <text:p text:style-name="P89"><text:span text:style-name="T403">3</text:span><text:span text:style-name="T404"/></text:p>
          </table:table-cell>
          <table:table-cell table:style-name="TableCell030302">
            <text:p text:style-name="P89"><text:span text:style-name="T405">42</text:span><text:span text:style-name="T406"/></text:p>
          </table:table-cell>
          <table:table-cell table:style-name="TableCell030303">
            <text:p text:style-name="P89"><text:span text:style-name="T407">14</text:span><text:span text:style-name="T408"/></text:p>
          </table:table-cell>
        </table:table-row>
        <table:table-row table:style-name="TableRow0304">
          <table:table-cell table:style-name="TableCell030400">
            <text:p text:style-name="P91"><text:span text:style-name="T409">23</text:span><text:span text:style-name="T410"/></text:p>
          </table:table-cell>
          <table:table-cell table:style-name="TableCell030401">
            <text:p text:style-name="P91"><text:span text:style-name="T411">5</text:span><text:span text:style-name="T412"/></text:p>
          </table:table-cell>
          <table:table-cell table:style-name="TableCell030402">
            <text:p text:style-name="P91"><text:span text:style-name="T413">14</text:span><text:span text:style-name="T414"/></text:p>
          </table:table-cell>
          <table:table-cell table:style-name="TableCell030403">
            <text:p text:style-name="P91"><text:span text:style-name="T415">0</text:span><text:span text:style-name="T416"/></text:p>
          </table:table-cell>
        </table:table-row>
      </table:table>
      <text:p text:style-name="P93"><text:span text:style-name="T416"/></text:p>
      <text:p text:style-name="P93"><text:span text:style-name="T417">Department table:</text:span></text:p>
      <text:p text:style-name="P93"><text:span text:style-name="T418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>
            <text:p text:style-name="P95"><text:span text:style-name="T419">dept_id</text:span><text:span text:style-name="T420"/></text:p>
          </table:table-cell>
          <table:table-cell table:style-name="TableCell040001">
            <text:p text:style-name="P95"><text:span text:style-name="T421">dept_ name</text:span><text:span text:style-name="T422"/></text:p>
          </table:table-cell>
          <table:table-cell table:style-name="TableCell040002">
            <text:p text:style-name="P95"><text:span text:style-name="T423">budget</text:span><text:span text:style-name="T424"/></text:p>
          </table:table-cell>
        </table:table-row>
        <table:table-row table:style-name="TableRow0401">
          <table:table-cell table:style-name="TableCell040100">
            <text:p text:style-name="P98"><text:span text:style-name="T425">101</text:span><text:span text:style-name="T426"/></text:p>
          </table:table-cell>
          <table:table-cell table:style-name="TableCell040101">
            <text:p text:style-name="P99"><text:span text:style-name="T427">cse</text:span><text:span text:style-name="T428"/></text:p>
          </table:table-cell>
          <table:table-cell table:style-name="TableCell040102">
            <text:p text:style-name="P100"><text:span text:style-name="T429">80000</text:span><text:span text:style-name="T430"/></text:p>
          </table:table-cell>
        </table:table-row>
        <table:table-row table:style-name="TableRow0402">
          <table:table-cell table:style-name="TableCell040200">
            <text:p text:style-name="P103"><text:span text:style-name="T431">102</text:span><text:span text:style-name="T432"/></text:p>
          </table:table-cell>
          <table:table-cell table:style-name="TableCell040201">
            <text:p text:style-name="P104"><text:span text:style-name="T433">ece</text:span><text:span text:style-name="T434"/></text:p>
          </table:table-cell>
          <table:table-cell table:style-name="TableCell040202">
            <text:p text:style-name="P105"><text:span text:style-name="T435">80000</text:span><text:span text:style-name="T436"/></text:p>
          </table:table-cell>
        </table:table-row>
        <table:table-row table:style-name="TableRow0403">
          <table:table-cell table:style-name="TableCell040300">
            <text:p text:style-name="P108"><text:span text:style-name="T437">103</text:span><text:span text:style-name="T438"/></text:p>
          </table:table-cell>
          <table:table-cell table:style-name="TableCell040301">
            <text:p text:style-name="P109"><text:span text:style-name="T439">eee</text:span><text:span text:style-name="T440"/></text:p>
          </table:table-cell>
          <table:table-cell table:style-name="TableCell040302">
            <text:p text:style-name="P110"><text:span text:style-name="T441">80000</text:span><text:span text:style-name="T442"/></text:p>
          </table:table-cell>
        </table:table-row>
      </table:table>
      <text:p text:style-name="P112"><text:span text:style-name="T443">Staff Table:</text:span></text:p>
      <text:p text:style-name="P112"><text:span text:style-name="T444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row table:style-name="TableRow0500">
          <table:table-cell table:style-name="TableCell050000">
            <text:p text:style-name="P114"><text:span text:style-name="T445">emp_id</text:span><text:span text:style-name="T446"/></text:p>
          </table:table-cell>
          <table:table-cell table:style-name="TableCell050001">
            <text:p text:style-name="P114"><text:span text:style-name="T447">emp_name</text:span><text:span text:style-name="T448"/></text:p>
          </table:table-cell>
          <table:table-cell table:style-name="TableCell050002">
            <text:p text:style-name="P114"><text:span text:style-name="T449">phone</text:span><text:span text:style-name="T450"/></text:p>
          </table:table-cell>
          <table:table-cell table:style-name="TableCell050003">
            <text:p text:style-name="P114"><text:span text:style-name="T451">salary</text:span><text:span text:style-name="T452"/></text:p>
          </table:table-cell>
          <table:table-cell table:style-name="TableCell050004">
            <text:p text:style-name="P114"><text:span text:style-name="T453">dept_id</text:span><text:span text:style-name="T454"/></text:p>
          </table:table-cell>
          <table:table-cell table:style-name="TableCell050005">
            <text:p text:style-name="P114"><text:span text:style-name="T455">cabin_no</text:span><text:span text:style-name="T456"/></text:p>
          </table:table-cell>
        </table:table-row>
        <table:table-row table:style-name="TableRow0501">
          <table:table-cell table:style-name="TableCell050100">
            <text:p text:style-name="P117"><text:span text:style-name="T457">42</text:span><text:span text:style-name="T458"/></text:p>
          </table:table-cell>
          <table:table-cell table:style-name="TableCell050101">
            <text:p text:style-name="P118"><text:span text:style-name="T459">sid</text:span><text:span text:style-name="T460"/></text:p>
          </table:table-cell>
          <table:table-cell table:style-name="TableCell050102">
            <text:p text:style-name="P119"><text:span text:style-name="T461">92314</text:span><text:span text:style-name="T462"/></text:p>
          </table:table-cell>
          <table:table-cell table:style-name="TableCell050103">
            <text:p text:style-name="P119"><text:span text:style-name="T463">9829</text:span><text:span text:style-name="T464"/></text:p>
          </table:table-cell>
          <table:table-cell table:style-name="TableCell050104">
            <text:p text:style-name="P119"><text:span text:style-name="T465">102</text:span><text:span text:style-name="T466"/></text:p>
          </table:table-cell>
          <table:table-cell table:style-name="TableCell050105">
            <text:p text:style-name="P119"><text:span text:style-name="T467">410</text:span><text:span text:style-name="T468"/></text:p>
          </table:table-cell>
        </table:table-row>
        <table:table-row table:style-name="TableRow0502">
          <table:table-cell table:style-name="TableCell050200">
            <text:p text:style-name="P121"><text:span text:style-name="T469">37</text:span><text:span text:style-name="T470"/></text:p>
          </table:table-cell>
          <table:table-cell table:style-name="TableCell050201">
            <text:p text:style-name="P122"><text:span text:style-name="T471">jay</text:span><text:span text:style-name="T472"/></text:p>
          </table:table-cell>
          <table:table-cell table:style-name="TableCell050202">
            <text:p text:style-name="P123"><text:span text:style-name="T473">65421</text:span><text:span text:style-name="T474"/></text:p>
          </table:table-cell>
          <table:table-cell table:style-name="TableCell050203">
            <text:p text:style-name="P123"><text:span text:style-name="T475">9888</text:span><text:span text:style-name="T476"/></text:p>
          </table:table-cell>
          <table:table-cell table:style-name="TableCell050204">
            <text:p text:style-name="P123"><text:span text:style-name="T477">101</text:span><text:span text:style-name="T478"/></text:p>
          </table:table-cell>
          <table:table-cell table:style-name="TableCell050205">
            <text:p text:style-name="P123"><text:span text:style-name="T479">412</text:span><text:span text:style-name="T480"/></text:p>
          </table:table-cell>
        </table:table-row>
        <table:table-row table:style-name="TableRow0503">
          <table:table-cell table:style-name="TableCell050300">
            <text:p text:style-name="P125"><text:span text:style-name="T481">23</text:span><text:span text:style-name="T482"/></text:p>
          </table:table-cell>
          <table:table-cell table:style-name="TableCell050301">
            <text:p text:style-name="P126"><text:span text:style-name="T483">pak</text:span><text:span text:style-name="T484"/></text:p>
          </table:table-cell>
          <table:table-cell table:style-name="TableCell050302">
            <text:p text:style-name="P127"><text:span text:style-name="T485">45544</text:span><text:span text:style-name="T486"/></text:p>
          </table:table-cell>
          <table:table-cell table:style-name="TableCell050303">
            <text:p text:style-name="P127"><text:span text:style-name="T487">9880</text:span><text:span text:style-name="T488"/></text:p>
          </table:table-cell>
          <table:table-cell table:style-name="TableCell050304">
            <text:p text:style-name="P127"><text:span text:style-name="T489">103</text:span><text:span text:style-name="T490"/></text:p>
          </table:table-cell>
          <table:table-cell table:style-name="TableCell050305">
            <text:p text:style-name="P127"><text:span text:style-name="T491">512</text:span><text:span text:style-name="T492"/></text:p>
          </table:table-cell>
        </table:table-row>
      </table:table>
      <text:p text:style-name="P129"><text:span text:style-name="T492"/></text:p>
      <text:p text:style-name="P129"><text:span text:style-name="T493">GAD Table:</text:span></text:p>
      <text:p text:style-name="P129"><text:span text:style-name="T494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131"><text:span text:style-name="T495">request_no</text:span><text:span text:style-name="T496"/></text:p>
          </table:table-cell>
          <table:table-cell table:style-name="TableCell060001">
            <text:p text:style-name="P131"><text:span text:style-name="T497">req_status</text:span><text:span text:style-name="T498"/></text:p>
          </table:table-cell>
          <table:table-cell table:style-name="TableCell060002">
            <text:p text:style-name="P131"><text:span text:style-name="T499">fine_no</text:span><text:span text:style-name="T500"/></text:p>
          </table:table-cell>
          <table:table-cell table:style-name="TableCell060003">
            <text:p text:style-name="P131"><text:span text:style-name="T501">fine_status</text:span><text:span text:style-name="T502"/></text:p>
          </table:table-cell>
          <table:table-cell table:style-name="TableCell060004">
            <text:p text:style-name="P131"><text:span text:style-name="T503">fine_amt</text:span><text:span text:style-name="T504"/></text:p>
          </table:table-cell>
        </table:table-row>
        <table:table-row table:style-name="TableRow0601">
          <table:table-cell table:style-name="TableCell060100">
            <text:p text:style-name="P134"><text:span text:style-name="T505">1</text:span><text:span text:style-name="T506"/></text:p>
          </table:table-cell>
          <table:table-cell table:style-name="TableCell060101">
            <text:p text:style-name="P135"><text:span text:style-name="T507">yes</text:span><text:span text:style-name="T508"/></text:p>
          </table:table-cell>
          <table:table-cell table:style-name="TableCell060102">
            <text:p text:style-name="P135"><text:span text:style-name="T509">01</text:span><text:span text:style-name="T510"/></text:p>
          </table:table-cell>
          <table:table-cell table:style-name="TableCell060103">
            <text:p text:style-name="P135"><text:span text:style-name="T511">no</text:span><text:span text:style-name="T512"/></text:p>
          </table:table-cell>
          <table:table-cell table:style-name="TableCell060104">
            <text:p text:style-name="P136"><text:span text:style-name="T513">0</text:span><text:span text:style-name="T514"/></text:p>
          </table:table-cell>
        </table:table-row>
        <table:table-row table:style-name="TableRow0602">
          <table:table-cell table:style-name="TableCell060200">
            <text:p text:style-name="P138"><text:span text:style-name="T515">2</text:span><text:span text:style-name="T516"/></text:p>
          </table:table-cell>
          <table:table-cell table:style-name="TableCell060201">
            <text:p text:style-name="P139"><text:span text:style-name="T517">no</text:span><text:span text:style-name="T518"/></text:p>
          </table:table-cell>
          <table:table-cell table:style-name="TableCell060202">
            <text:p text:style-name="P139"><text:span text:style-name="T519">02</text:span><text:span text:style-name="T520"/></text:p>
          </table:table-cell>
          <table:table-cell table:style-name="TableCell060203">
            <text:p text:style-name="P139"><text:span text:style-name="T521">yes</text:span><text:span text:style-name="T522"/></text:p>
          </table:table-cell>
          <table:table-cell table:style-name="TableCell060204">
            <text:p text:style-name="P140"><text:span text:style-name="T523">14</text:span><text:span text:style-name="T524"/></text:p>
          </table:table-cell>
        </table:table-row>
        <table:table-row table:style-name="TableRow0603">
          <table:table-cell table:style-name="TableCell060300">
            <text:p text:style-name="P142"><text:span text:style-name="T525">3</text:span><text:span text:style-name="T526"/></text:p>
          </table:table-cell>
          <table:table-cell table:style-name="TableCell060301">
            <text:p text:style-name="P143"><text:span text:style-name="T527">yes</text:span><text:span text:style-name="T528"/></text:p>
          </table:table-cell>
          <table:table-cell table:style-name="TableCell060302">
            <text:p text:style-name="P143"><text:span text:style-name="T529">02</text:span><text:span text:style-name="T530"/></text:p>
          </table:table-cell>
          <table:table-cell table:style-name="TableCell060303">
            <text:p text:style-name="P143"><text:span text:style-name="T531">yes</text:span><text:span text:style-name="T532"/></text:p>
          </table:table-cell>
          <table:table-cell table:style-name="TableCell060304">
            <text:p text:style-name="P144"><text:span text:style-name="T533">14</text:span><text:span text:style-name="T534"/></text:p>
          </table:table-cell>
        </table:table-row>
        <table:table-row table:style-name="TableRow0604">
          <table:table-cell table:style-name="TableCell060400">
            <text:p text:style-name="P146"><text:span text:style-name="T535">5</text:span><text:span text:style-name="T536"/></text:p>
          </table:table-cell>
          <table:table-cell table:style-name="TableCell060401">
            <text:p text:style-name="P147"><text:span text:style-name="T537">yes</text:span><text:span text:style-name="T538"/></text:p>
          </table:table-cell>
          <table:table-cell table:style-name="TableCell060402">
            <text:p text:style-name="P147"><text:span text:style-name="T539">03</text:span><text:span text:style-name="T540"/></text:p>
          </table:table-cell>
          <table:table-cell table:style-name="TableCell060403">
            <text:p text:style-name="P147"><text:span text:style-name="T541">no</text:span><text:span text:style-name="T542"/></text:p>
          </table:table-cell>
          <table:table-cell table:style-name="TableCell060404">
            <text:p text:style-name="P148"><text:span text:style-name="T543">0</text:span><text:span text:style-name="T544"/></text:p>
          </table:table-cell>
        </table:table-row>
      </table:table>
      <text:p text:style-name="P150"><text:span text:style-name="T544"/></text:p>
      <text:p text:style-name="P150"><text:span text:style-name="T545">Inventory table:</text:span></text:p>
      <text:p text:style-name="P150"><text:span text:style-name="T546"/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row table:style-name="TableRow0700">
          <table:table-cell table:style-name="TableCell070000">
            <text:p text:style-name="P152"><text:span text:style-name="T547">item_id</text:span><text:span text:style-name="T548"/></text:p>
          </table:table-cell>
          <table:table-cell table:style-name="TableCell070001">
            <text:p text:style-name="P152"><text:span text:style-name="T549">product_condn</text:span><text:span text:style-name="T550"/></text:p>
          </table:table-cell>
          <table:table-cell table:style-name="TableCell070002">
            <text:p text:style-name="P152"><text:span text:style-name="T551">prod_name</text:span><text:span text:style-name="T552"/></text:p>
          </table:table-cell>
          <table:table-cell table:style-name="TableCell070003">
            <text:p text:style-name="P152"><text:span text:style-name="T553">price</text:span><text:span text:style-name="T554"/></text:p>
          </table:table-cell>
          <table:table-cell table:style-name="TableCell070004">
            <text:p text:style-name="P152"><text:span text:style-name="T555">quantity</text:span><text:span text:style-name="T556"/></text:p>
          </table:table-cell>
        </table:table-row>
        <table:table-row table:style-name="TableRow0701">
          <table:table-cell table:style-name="TableCell070100">
            <text:p text:style-name="P155"><text:span text:style-name="T557">31</text:span><text:span text:style-name="T558"/></text:p>
          </table:table-cell>
          <table:table-cell table:style-name="TableCell070101">
            <text:p text:style-name="P156"><text:span text:style-name="T559">good</text:span><text:span text:style-name="T560"/></text:p>
          </table:table-cell>
          <table:table-cell table:style-name="TableCell070102">
            <text:p text:style-name="P156"><text:span text:style-name="T561">pen</text:span><text:span text:style-name="T562"/></text:p>
          </table:table-cell>
          <table:table-cell table:style-name="TableCell070103">
            <text:p text:style-name="P157"><text:span text:style-name="T563">10</text:span><text:span text:style-name="T564"/></text:p>
          </table:table-cell>
          <table:table-cell table:style-name="TableCell070104">
            <text:p text:style-name="P157"><text:span text:style-name="T565">19</text:span><text:span text:style-name="T566"/></text:p>
          </table:table-cell>
        </table:table-row>
        <table:table-row table:style-name="TableRow0702">
          <table:table-cell table:style-name="TableCell070200">
            <text:p text:style-name="P159"><text:span text:style-name="T567">42</text:span><text:span text:style-name="T568"/></text:p>
          </table:table-cell>
          <table:table-cell table:style-name="TableCell070201">
            <text:p text:style-name="P160"><text:span text:style-name="T569">replacement</text:span><text:span text:style-name="T570"/></text:p>
          </table:table-cell>
          <table:table-cell table:style-name="TableCell070202">
            <text:p text:style-name="P160"><text:span text:style-name="T571">book</text:span><text:span text:style-name="T572"/></text:p>
          </table:table-cell>
          <table:table-cell table:style-name="TableCell070203">
            <text:p text:style-name="P161"><text:span text:style-name="T573">140</text:span><text:span text:style-name="T574"/></text:p>
          </table:table-cell>
          <table:table-cell table:style-name="TableCell070204">
            <text:p text:style-name="P161"><text:span text:style-name="T575">1</text:span><text:span text:style-name="T576"/></text:p>
          </table:table-cell>
        </table:table-row>
        <table:table-row table:style-name="TableRow0703">
          <table:table-cell table:style-name="TableCell070300">
            <text:p text:style-name="P163"><text:span text:style-name="T577">14</text:span><text:span text:style-name="T578"/></text:p>
          </table:table-cell>
          <table:table-cell table:style-name="TableCell070301">
            <text:p text:style-name="P164"><text:span text:style-name="T579">good</text:span><text:span text:style-name="T580"/></text:p>
          </table:table-cell>
          <table:table-cell table:style-name="TableCell070302">
            <text:p text:style-name="P164"><text:span text:style-name="T581">duster</text:span><text:span text:style-name="T582"/></text:p>
          </table:table-cell>
          <table:table-cell table:style-name="TableCell070303">
            <text:p text:style-name="P165"><text:span text:style-name="T583">25</text:span><text:span text:style-name="T584"/></text:p>
          </table:table-cell>
          <table:table-cell table:style-name="TableCell070304">
            <text:p text:style-name="P165"><text:span text:style-name="T585">15</text:span><text:span text:style-name="T586"/></text:p>
          </table:table-cell>
        </table:table-row>
      </table:table>
      <text:p text:style-name="P167"><text:span text:style-name="T586"/></text:p>
      <text:p text:style-name="P167"><text:span text:style-name="T587"><text:s text:c="26"/></text:span></text:p>
      <text:p text:style-name="P167"><text:span text:style-name="T588"/></text:p>
      <text:p text:style-name="P167"><text:span text:style-name="T588"/></text:p>
      <text:p text:style-name="P167"><text:span text:style-name="T588"/></text:p>
      <text:p text:style-name="P167"><text:span text:style-name="T588"/></text:p>
      <text:p text:style-name="P167"><text:span text:style-name="T589"><text:s text:c="26"/>3NF:</text:span></text:p>
      <text:p text:style-name="P167"><text:span text:style-name="T590">Transitive relationship: </text:span></text:p>
      <text:p text:style-name="P167"><text:span text:style-name="T591">emp name-&gt;dept id,dept_id-&gt;budget &amp; request_no-&gt; req_status,fine_status, fine_no, fine_no-&gt; fine_amt,</text:span><text:span text:style-name="T592"><text:s/></text:span><text:span text:style-name="T593"><text:s/>item_id-&gt;prod_condn, prod_name,price,quantity</text:span></text:p>
      <text:p text:style-name="P167"><text:span text:style-name="T594"><text:s text:c="85"/></text:span></text:p>
      <text:p text:style-name="P167"><text:span text:style-name="T595"/></text:p>
      <text:p text:style-name="P167"><text:span text:style-name="T595"/></text:p>
      <text:p text:style-name="P167"><text:span text:style-name="T595"/></text:p>
      <text:p text:style-name="P167"><text:span text:style-name="T595"/></text:p>
      <text:p text:style-name="P167"><text:span text:style-name="T596">Aggregate Table:</text:span></text:p>
      <text:p text:style-name="P167"><text:span text:style-name="T597"/></text:p>
      <table:table table:style-name="Table08">
        <table:table-column table:style-name="TableColumn0800"/>
        <table:table-column table:style-name="TableColumn0801"/>
        <table:table-column table:style-name="TableColumn0802"/>
        <table:table-row table:style-name="TableRow0800">
          <table:table-cell table:style-name="TableCell080000">
            <text:p text:style-name="P169"><text:span text:style-name="T598">emp_id</text:span><text:span text:style-name="T599"/></text:p>
          </table:table-cell>
          <table:table-cell table:style-name="TableCell080001">
            <text:p text:style-name="P169"><text:span text:style-name="T600">request_no</text:span><text:span text:style-name="T601"/></text:p>
          </table:table-cell>
          <table:table-cell table:style-name="TableCell080002">
            <text:p text:style-name="P169"><text:span text:style-name="T602">item_id</text:span><text:span text:style-name="T603"/></text:p>
          </table:table-cell>
        </table:table-row>
        <table:table-row table:style-name="TableRow0801">
          <table:table-cell table:style-name="TableCell080100">
            <text:p text:style-name="P172"><text:span text:style-name="T604">42</text:span><text:span text:style-name="T605"/></text:p>
          </table:table-cell>
          <table:table-cell table:style-name="TableCell080101">
            <text:p text:style-name="P172"><text:span text:style-name="T606">1</text:span><text:span text:style-name="T607"/></text:p>
          </table:table-cell>
          <table:table-cell table:style-name="TableCell080102">
            <text:p text:style-name="P172"><text:span text:style-name="T608">31</text:span><text:span text:style-name="T609"/></text:p>
          </table:table-cell>
        </table:table-row>
        <table:table-row table:style-name="TableRow0802">
          <table:table-cell table:style-name="TableCell080200">
            <text:p text:style-name="P174"><text:span text:style-name="T610">37</text:span><text:span text:style-name="T611"/></text:p>
          </table:table-cell>
          <table:table-cell table:style-name="TableCell080201">
            <text:p text:style-name="P174"><text:span text:style-name="T612">2</text:span><text:span text:style-name="T613"/></text:p>
          </table:table-cell>
          <table:table-cell table:style-name="TableCell080202">
            <text:p text:style-name="P174"><text:span text:style-name="T614">42</text:span><text:span text:style-name="T615"/></text:p>
          </table:table-cell>
        </table:table-row>
        <table:table-row table:style-name="TableRow0803">
          <table:table-cell table:style-name="TableCell080300">
            <text:p text:style-name="P176"><text:span text:style-name="T616">37</text:span><text:span text:style-name="T617"/></text:p>
          </table:table-cell>
          <table:table-cell table:style-name="TableCell080301">
            <text:p text:style-name="P176"><text:span text:style-name="T618">3</text:span><text:span text:style-name="T619"/></text:p>
          </table:table-cell>
          <table:table-cell table:style-name="TableCell080302">
            <text:p text:style-name="P176"><text:span text:style-name="T620">42</text:span><text:span text:style-name="T621"/></text:p>
          </table:table-cell>
        </table:table-row>
        <table:table-row table:style-name="TableRow0804">
          <table:table-cell table:style-name="TableCell080400">
            <text:p text:style-name="P178"><text:span text:style-name="T622">23</text:span><text:span text:style-name="T623"/></text:p>
          </table:table-cell>
          <table:table-cell table:style-name="TableCell080401">
            <text:p text:style-name="P178"><text:span text:style-name="T624">5</text:span><text:span text:style-name="T625"/></text:p>
          </table:table-cell>
          <table:table-cell table:style-name="TableCell080402">
            <text:p text:style-name="P178"><text:span text:style-name="T626">14</text:span><text:span text:style-name="T627"/></text:p>
          </table:table-cell>
        </table:table-row>
      </table:table>
      <text:p text:style-name="P180"><text:span text:style-name="T627"/></text:p>
      <text:p text:style-name="P180"><text:span text:style-name="T628">Department Table:</text:span></text:p>
      <text:p text:style-name="P180"><text:span text:style-name="T629"/></text:p>
      <table:table table:style-name="Table09">
        <table:table-column table:style-name="TableColumn0900"/>
        <table:table-column table:style-name="TableColumn0901"/>
        <table:table-column table:style-name="TableColumn0902"/>
        <table:table-row table:style-name="TableRow0900">
          <table:table-cell table:style-name="TableCell090000">
            <text:p text:style-name="P182"><text:span text:style-name="T630">dept_id</text:span><text:span text:style-name="T631"/></text:p>
          </table:table-cell>
          <table:table-cell table:style-name="TableCell090001">
            <text:p text:style-name="P182"><text:span text:style-name="T632">dept_name</text:span><text:span text:style-name="T633"/></text:p>
          </table:table-cell>
          <table:table-cell table:style-name="TableCell090002">
            <text:p text:style-name="P182"><text:span text:style-name="T634">budget</text:span><text:span text:style-name="T635"/></text:p>
          </table:table-cell>
        </table:table-row>
        <table:table-row table:style-name="TableRow0901">
          <table:table-cell table:style-name="TableCell090100">
            <text:p text:style-name="P185"><text:span text:style-name="T636">101</text:span><text:span text:style-name="T637"/></text:p>
          </table:table-cell>
          <table:table-cell table:style-name="TableCell090101">
            <text:p text:style-name="P186"><text:span text:style-name="T638">cse</text:span><text:span text:style-name="T639"/></text:p>
          </table:table-cell>
          <table:table-cell table:style-name="TableCell090102">
            <text:p text:style-name="P187"><text:span text:style-name="T640">80000</text:span><text:span text:style-name="T641"/></text:p>
          </table:table-cell>
        </table:table-row>
        <table:table-row table:style-name="TableRow0902">
          <table:table-cell table:style-name="TableCell090200">
            <text:p text:style-name="P189"><text:span text:style-name="T642">102</text:span><text:span text:style-name="T643"/></text:p>
          </table:table-cell>
          <table:table-cell table:style-name="TableCell090201">
            <text:p text:style-name="P190"><text:span text:style-name="T644">ece</text:span><text:span text:style-name="T645"/></text:p>
          </table:table-cell>
          <table:table-cell table:style-name="TableCell090202">
            <text:p text:style-name="P191"><text:span text:style-name="T646">80000</text:span><text:span text:style-name="T647"/></text:p>
          </table:table-cell>
        </table:table-row>
        <table:table-row table:style-name="TableRow0903">
          <table:table-cell table:style-name="TableCell090300">
            <text:p text:style-name="P193"><text:span text:style-name="T648">103</text:span><text:span text:style-name="T649"/></text:p>
          </table:table-cell>
          <table:table-cell table:style-name="TableCell090301">
            <text:p text:style-name="P194"><text:span text:style-name="T650">eee</text:span><text:span text:style-name="T651"/></text:p>
          </table:table-cell>
          <table:table-cell table:style-name="TableCell090302">
            <text:p text:style-name="P195"><text:span text:style-name="T652">80000</text:span><text:span text:style-name="T653"/></text:p>
          </table:table-cell>
        </table:table-row>
      </table:table>
      <text:p text:style-name="P197"><text:span text:style-name="T653"/></text:p>
      <text:p text:style-name="P197"><text:span text:style-name="T654">Staff Table:</text:span></text:p>
      <text:p text:style-name="P197"><text:span text:style-name="T655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column table:style-name="TableColumn1005"/>
        <table:table-row table:style-name="TableRow1000">
          <table:table-cell table:style-name="TableCell100000">
            <text:p text:style-name="P199"><text:span text:style-name="T656">emp_id</text:span><text:span text:style-name="T657"/></text:p>
          </table:table-cell>
          <table:table-cell table:style-name="TableCell100001">
            <text:p text:style-name="P199"><text:span text:style-name="T658">emp_name</text:span><text:span text:style-name="T659"/></text:p>
          </table:table-cell>
          <table:table-cell table:style-name="TableCell100002">
            <text:p text:style-name="P199"><text:span text:style-name="T660">phone</text:span><text:span text:style-name="T661"/></text:p>
          </table:table-cell>
          <table:table-cell table:style-name="TableCell100003">
            <text:p text:style-name="P199"><text:span text:style-name="T662">salary</text:span><text:span text:style-name="T663"/></text:p>
          </table:table-cell>
          <table:table-cell table:style-name="TableCell100004">
            <text:p text:style-name="P199"><text:span text:style-name="T664">dept_id</text:span><text:span text:style-name="T665"/></text:p>
          </table:table-cell>
          <table:table-cell table:style-name="TableCell100005">
            <text:p text:style-name="P199"><text:span text:style-name="T666">cabin_no</text:span><text:span text:style-name="T667"/></text:p>
          </table:table-cell>
        </table:table-row>
        <table:table-row table:style-name="TableRow1001">
          <table:table-cell table:style-name="TableCell100100">
            <text:p text:style-name="P202"><text:span text:style-name="T668">42</text:span><text:span text:style-name="T669"/></text:p>
          </table:table-cell>
          <table:table-cell table:style-name="TableCell100101">
            <text:p text:style-name="P203"><text:span text:style-name="T670">sid</text:span><text:span text:style-name="T671"/></text:p>
          </table:table-cell>
          <table:table-cell table:style-name="TableCell100102">
            <text:p text:style-name="P204"><text:span text:style-name="T672">92314</text:span><text:span text:style-name="T673"/></text:p>
          </table:table-cell>
          <table:table-cell table:style-name="TableCell100103">
            <text:p text:style-name="P204"><text:span text:style-name="T674">9829</text:span><text:span text:style-name="T675"/></text:p>
          </table:table-cell>
          <table:table-cell table:style-name="TableCell100104">
            <text:p text:style-name="P204"><text:span text:style-name="T676">102</text:span><text:span text:style-name="T677"/></text:p>
          </table:table-cell>
          <table:table-cell table:style-name="TableCell100105">
            <text:p text:style-name="P204"><text:span text:style-name="T678">410</text:span><text:span text:style-name="T679"/></text:p>
          </table:table-cell>
        </table:table-row>
        <table:table-row table:style-name="TableRow1002">
          <table:table-cell table:style-name="TableCell100200">
            <text:p text:style-name="P206"><text:span text:style-name="T680">37</text:span><text:span text:style-name="T681"/></text:p>
          </table:table-cell>
          <table:table-cell table:style-name="TableCell100201">
            <text:p text:style-name="P207"><text:span text:style-name="T682">jay</text:span><text:span text:style-name="T683"/></text:p>
          </table:table-cell>
          <table:table-cell table:style-name="TableCell100202">
            <text:p text:style-name="P208"><text:span text:style-name="T684">65421</text:span><text:span text:style-name="T685"/></text:p>
          </table:table-cell>
          <table:table-cell table:style-name="TableCell100203">
            <text:p text:style-name="P208"><text:span text:style-name="T686">9888</text:span><text:span text:style-name="T687"/></text:p>
          </table:table-cell>
          <table:table-cell table:style-name="TableCell100204">
            <text:p text:style-name="P208"><text:span text:style-name="T688">101</text:span><text:span text:style-name="T689"/></text:p>
          </table:table-cell>
          <table:table-cell table:style-name="TableCell100205">
            <text:p text:style-name="P208"><text:span text:style-name="T690">412</text:span><text:span text:style-name="T691"/></text:p>
          </table:table-cell>
        </table:table-row>
        <table:table-row table:style-name="TableRow1003">
          <table:table-cell table:style-name="TableCell100300">
            <text:p text:style-name="P210"><text:span text:style-name="T692">23</text:span><text:span text:style-name="T693"/></text:p>
          </table:table-cell>
          <table:table-cell table:style-name="TableCell100301">
            <text:p text:style-name="P211"><text:span text:style-name="T694">pak</text:span><text:span text:style-name="T695"/></text:p>
          </table:table-cell>
          <table:table-cell table:style-name="TableCell100302">
            <text:p text:style-name="P212"><text:span text:style-name="T696">45544</text:span><text:span text:style-name="T697"/></text:p>
          </table:table-cell>
          <table:table-cell table:style-name="TableCell100303">
            <text:p text:style-name="P212"><text:span text:style-name="T698">9880</text:span><text:span text:style-name="T699"/></text:p>
          </table:table-cell>
          <table:table-cell table:style-name="TableCell100304">
            <text:p text:style-name="P212"><text:span text:style-name="T700">103</text:span><text:span text:style-name="T701"/></text:p>
          </table:table-cell>
          <table:table-cell table:style-name="TableCell100305">
            <text:p text:style-name="P212"><text:span text:style-name="T702">512</text:span><text:span text:style-name="T703"/></text:p>
          </table:table-cell>
        </table:table-row>
      </table:table>
      <text:p text:style-name="P214"><text:span text:style-name="T703"/></text:p>
      <text:p text:style-name="P214"><text:span text:style-name="T704">GAD Table:</text:span></text:p>
      <text:p text:style-name="P214"><text:span text:style-name="T705"/></text:p>
      <table:table table:style-name="Table11">
        <table:table-column table:style-name="TableColumn1100"/>
        <table:table-column table:style-name="TableColumn1101"/>
        <table:table-column table:style-name="TableColumn1102"/>
        <table:table-column table:style-name="TableColumn1103"/>
        <table:table-row table:style-name="TableRow1100">
          <table:table-cell table:style-name="TableCell110000">
            <text:p text:style-name="P216"><text:span text:style-name="T706">request_no</text:span><text:span text:style-name="T707"/></text:p>
          </table:table-cell>
          <table:table-cell table:style-name="TableCell110001">
            <text:p text:style-name="P216"><text:span text:style-name="T708">req_status</text:span><text:span text:style-name="T709"/></text:p>
          </table:table-cell>
          <table:table-cell table:style-name="TableCell110002">
            <text:p text:style-name="P216"><text:span text:style-name="T710">fine_status</text:span><text:span text:style-name="T711"/></text:p>
          </table:table-cell>
          <table:table-cell table:style-name="TableCell110003">
            <text:p text:style-name="P216"><text:span text:style-name="T712">fine_no</text:span><text:span text:style-name="T713"/></text:p>
          </table:table-cell>
        </table:table-row>
        <table:table-row table:style-name="TableRow1101">
          <table:table-cell table:style-name="TableCell110100">
            <text:p text:style-name="P219"><text:span text:style-name="T714">1</text:span><text:span text:style-name="T715"/></text:p>
          </table:table-cell>
          <table:table-cell table:style-name="TableCell110101">
            <text:p text:style-name="P220"><text:span text:style-name="T716">yes</text:span><text:span text:style-name="T717"/></text:p>
          </table:table-cell>
          <table:table-cell table:style-name="TableCell110102">
            <text:p text:style-name="P221"><text:span text:style-name="T718">no</text:span><text:span text:style-name="T719"/></text:p>
          </table:table-cell>
          <table:table-cell table:style-name="TableCell110103">
            <text:p text:style-name="P221"><text:span text:style-name="T720">01</text:span><text:span text:style-name="T721"/></text:p>
          </table:table-cell>
        </table:table-row>
        <table:table-row table:style-name="TableRow1102">
          <table:table-cell table:style-name="TableCell110200">
            <text:p text:style-name="P223"><text:span text:style-name="T722">2</text:span><text:span text:style-name="T723"/></text:p>
          </table:table-cell>
          <table:table-cell table:style-name="TableCell110201">
            <text:p text:style-name="P224"><text:span text:style-name="T724">no</text:span><text:span text:style-name="T725"/></text:p>
          </table:table-cell>
          <table:table-cell table:style-name="TableCell110202">
            <text:p text:style-name="P225"><text:span text:style-name="T726">yes</text:span><text:span text:style-name="T727"/></text:p>
          </table:table-cell>
          <table:table-cell table:style-name="TableCell110203">
            <text:p text:style-name="P225"><text:span text:style-name="T728">02</text:span><text:span text:style-name="T729"/></text:p>
          </table:table-cell>
        </table:table-row>
        <table:table-row table:style-name="TableRow1103">
          <table:table-cell table:style-name="TableCell110300">
            <text:p text:style-name="P227"><text:span text:style-name="T730">3</text:span><text:span text:style-name="T731"/></text:p>
          </table:table-cell>
          <table:table-cell table:style-name="TableCell110301">
            <text:p text:style-name="P228"><text:span text:style-name="T732">yes</text:span><text:span text:style-name="T733"/></text:p>
          </table:table-cell>
          <table:table-cell table:style-name="TableCell110302">
            <text:p text:style-name="P229"><text:span text:style-name="T734">yes</text:span><text:span text:style-name="T735"/></text:p>
          </table:table-cell>
          <table:table-cell table:style-name="TableCell110303">
            <text:p text:style-name="P229"><text:span text:style-name="T736">02</text:span><text:span text:style-name="T737"/></text:p>
          </table:table-cell>
        </table:table-row>
        <table:table-row table:style-name="TableRow1104">
          <table:table-cell table:style-name="TableCell110400">
            <text:p text:style-name="P231"><text:span text:style-name="T738">4</text:span><text:span text:style-name="T739"/></text:p>
          </table:table-cell>
          <table:table-cell table:style-name="TableCell110401">
            <text:p text:style-name="P232"><text:span text:style-name="T740">yes</text:span><text:span text:style-name="T741"/></text:p>
          </table:table-cell>
          <table:table-cell table:style-name="TableCell110402">
            <text:p text:style-name="P233"><text:span text:style-name="T742">no</text:span><text:span text:style-name="T743"/></text:p>
          </table:table-cell>
          <table:table-cell table:style-name="TableCell110403">
            <text:p text:style-name="P233"><text:span text:style-name="T744">03</text:span><text:span text:style-name="T745"/></text:p>
          </table:table-cell>
        </table:table-row>
      </table:table>
      <text:p text:style-name="P235"><text:span text:style-name="T745"/></text:p>
      <text:p text:style-name="P235"><text:span text:style-name="T746">Fine Table:</text:span></text:p>
      <text:p text:style-name="P235"><text:span text:style-name="T747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37"><text:span text:style-name="T748">fine_no</text:span><text:span text:style-name="T749"/></text:p>
          </table:table-cell>
          <table:table-cell table:style-name="TableCell120001">
            <text:p text:style-name="P237"><text:span text:style-name="T750">fine_amt</text:span><text:span text:style-name="T751"/></text:p>
          </table:table-cell>
        </table:table-row>
        <table:table-row table:style-name="TableRow1201">
          <table:table-cell table:style-name="TableCell120100">
            <text:p text:style-name="P240"><text:span text:style-name="T752">01</text:span><text:span text:style-name="T753"/></text:p>
          </table:table-cell>
          <table:table-cell table:style-name="TableCell120101">
            <text:p text:style-name="P240"><text:span text:style-name="T754">0</text:span><text:span text:style-name="T755"/></text:p>
          </table:table-cell>
        </table:table-row>
        <table:table-row table:style-name="TableRow1202">
          <table:table-cell table:style-name="TableCell120200">
            <text:p text:style-name="P242"><text:span text:style-name="T756">02</text:span><text:span text:style-name="T757"/></text:p>
          </table:table-cell>
          <table:table-cell table:style-name="TableCell120201">
            <text:p text:style-name="P242"><text:span text:style-name="T758">14</text:span><text:span text:style-name="T759"/></text:p>
          </table:table-cell>
        </table:table-row>
        <table:table-row table:style-name="TableRow1203">
          <table:table-cell table:style-name="TableCell120300">
            <text:p text:style-name="P244"><text:span text:style-name="T760">03</text:span><text:span text:style-name="T761"/></text:p>
          </table:table-cell>
          <table:table-cell table:style-name="TableCell120301">
            <text:p text:style-name="P244"><text:span text:style-name="T762">0</text:span><text:span text:style-name="T763"/></text:p>
          </table:table-cell>
        </table:table-row>
      </table:table>
      <text:p text:style-name="P246"><text:span text:style-name="T763"/></text:p>
      <text:p text:style-name="P246"><text:span text:style-name="T763"/></text:p>
      <text:p text:style-name="P246"><text:span text:style-name="T763"/></text:p>
      <text:p text:style-name="P246"><text:span text:style-name="T764">Inventory Table:</text:span></text:p>
      <text:p text:style-name="P246"><text:span text:style-name="T765"/></text:p>
      <table:table table:style-name="Table13">
        <table:table-column table:style-name="TableColumn1300"/>
        <table:table-column table:style-name="TableColumn1301"/>
        <table:table-column table:style-name="TableColumn1302"/>
        <table:table-column table:style-name="TableColumn1303"/>
        <table:table-column table:style-name="TableColumn1304"/>
        <table:table-column table:style-name="TableColumn1305"/>
        <table:table-row table:style-name="TableRow1300">
          <table:table-cell table:style-name="TableCell130000">
            <text:p text:style-name="P248"><text:span text:style-name="T766">item_id</text:span><text:span text:style-name="T767"/></text:p>
          </table:table-cell>
          <table:table-cell table:style-name="TableCell130001">
            <text:p text:style-name="P248"><text:span text:style-name="T768">prod_condn</text:span><text:span text:style-name="T769"/></text:p>
          </table:table-cell>
          <table:table-cell table:style-name="TableCell130002">
            <text:p text:style-name="P248"><text:span text:style-name="T770">prod_name</text:span><text:span text:style-name="T771"/></text:p>
          </table:table-cell>
          <table:table-cell table:style-name="TableCell130003">
            <text:p text:style-name="P248"><text:span text:style-name="T772">price</text:span><text:span text:style-name="T773"/></text:p>
          </table:table-cell>
          <table:table-cell table:style-name="TableCell130004">
            <text:p text:style-name="P248"><text:span text:style-name="T774">quantity</text:span><text:span text:style-name="T775"/></text:p>
          </table:table-cell>
          <table:table-cell table:style-name="TableCell130005">
            <text:p text:style-name="P248"><text:span text:style-name="T776">emp_id</text:span><text:span text:style-name="T777"/></text:p>
          </table:table-cell>
        </table:table-row>
        <table:table-row table:style-name="TableRow1301">
          <table:table-cell table:style-name="TableCell130100">
            <text:p text:style-name="P251"><text:span text:style-name="T778">31</text:span><text:span text:style-name="T779"/></text:p>
          </table:table-cell>
          <table:table-cell table:style-name="TableCell130101">
            <text:p text:style-name="P252"><text:span text:style-name="T780">good</text:span><text:span text:style-name="T781"/></text:p>
          </table:table-cell>
          <table:table-cell table:style-name="TableCell130102">
            <text:p text:style-name="P252"><text:span text:style-name="T782">pen</text:span><text:span text:style-name="T783"/></text:p>
          </table:table-cell>
          <table:table-cell table:style-name="TableCell130103">
            <text:p text:style-name="P253"><text:span text:style-name="T784">10</text:span><text:span text:style-name="T785"/></text:p>
          </table:table-cell>
          <table:table-cell table:style-name="TableCell130104">
            <text:p text:style-name="P253"><text:span text:style-name="T786">19</text:span><text:span text:style-name="T787"/></text:p>
          </table:table-cell>
          <table:table-cell table:style-name="TableCell130105">
            <text:p text:style-name="P253"><text:span text:style-name="T788">42</text:span><text:span text:style-name="T789"/></text:p>
          </table:table-cell>
        </table:table-row>
        <table:table-row table:style-name="TableRow1302">
          <table:table-cell table:style-name="TableCell130200">
            <text:p text:style-name="P255"><text:span text:style-name="T790">42</text:span><text:span text:style-name="T791"/></text:p>
          </table:table-cell>
          <table:table-cell table:style-name="TableCell130201">
            <text:p text:style-name="P256"><text:span text:style-name="T792">replacement</text:span><text:span text:style-name="T793"/></text:p>
          </table:table-cell>
          <table:table-cell table:style-name="TableCell130202">
            <text:p text:style-name="P256"><text:span text:style-name="T794">book</text:span><text:span text:style-name="T795"/></text:p>
          </table:table-cell>
          <table:table-cell table:style-name="TableCell130203">
            <text:p text:style-name="P257"><text:span text:style-name="T796">140</text:span><text:span text:style-name="T797"/></text:p>
          </table:table-cell>
          <table:table-cell table:style-name="TableCell130204">
            <text:p text:style-name="P257"><text:span text:style-name="T798">1</text:span><text:span text:style-name="T799"/></text:p>
          </table:table-cell>
          <table:table-cell table:style-name="TableCell130205">
            <text:p text:style-name="P257"><text:span text:style-name="T800">37</text:span><text:span text:style-name="T801"/></text:p>
          </table:table-cell>
        </table:table-row>
        <table:table-row table:style-name="TableRow1303">
          <table:table-cell table:style-name="TableCell130300">
            <text:p text:style-name="P259"><text:span text:style-name="T802">14</text:span><text:span text:style-name="T803"/></text:p>
          </table:table-cell>
          <table:table-cell table:style-name="TableCell130301">
            <text:p text:style-name="P260"><text:span text:style-name="T804">good</text:span><text:span text:style-name="T805"/></text:p>
          </table:table-cell>
          <table:table-cell table:style-name="TableCell130302">
            <text:p text:style-name="P260"><text:span text:style-name="T806">duster</text:span><text:span text:style-name="T807"/></text:p>
          </table:table-cell>
          <table:table-cell table:style-name="TableCell130303">
            <text:p text:style-name="P261"><text:span text:style-name="T808">25</text:span><text:span text:style-name="T809"/></text:p>
          </table:table-cell>
          <table:table-cell table:style-name="TableCell130304">
            <text:p text:style-name="P261"><text:span text:style-name="T810">15</text:span><text:span text:style-name="T811"/></text:p>
          </table:table-cell>
          <table:table-cell table:style-name="TableCell130305">
            <text:p text:style-name="P261"><text:span text:style-name="T812">23</text:span><text:span text:style-name="T813"/></text:p>
          </table:table-cell>
        </table:table-row>
      </table:table>
      <text:p text:style-name="P263"><text:span text:style-name="T813"/></text:p>
      <text:p text:style-name="P263"><text:span text:style-name="T814">Cabin Table:</text:span></text:p>
      <text:p text:style-name="P263"><text:span text:style-name="T815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265"><text:span text:style-name="T816">Cabin_no</text:span><text:span text:style-name="T817"/></text:p>
          </table:table-cell>
          <table:table-cell table:style-name="TableCell140001">
            <text:p text:style-name="P265"><text:span text:style-name="T818">dept_id</text:span><text:span text:style-name="T819"/></text:p>
          </table:table-cell>
        </table:table-row>
        <table:table-row table:style-name="TableRow1401">
          <table:table-cell table:style-name="TableCell140100">
            <text:p text:style-name="P268"><text:span text:style-name="T820">101</text:span><text:span text:style-name="T821"/></text:p>
          </table:table-cell>
          <table:table-cell table:style-name="TableCell140101">
            <text:p text:style-name="P268"><text:span text:style-name="T822">412</text:span><text:span text:style-name="T823"/></text:p>
          </table:table-cell>
        </table:table-row>
        <table:table-row table:style-name="TableRow1402">
          <table:table-cell table:style-name="TableCell140200">
            <text:p text:style-name="P270"><text:span text:style-name="T824"><text:s text:c="19"/>102</text:span><text:span text:style-name="T825"/></text:p>
          </table:table-cell>
          <table:table-cell table:style-name="TableCell140201">
            <text:p text:style-name="P271"><text:span text:style-name="T826">410</text:span><text:span text:style-name="T827"/></text:p>
          </table:table-cell>
        </table:table-row>
        <table:table-row table:style-name="TableRow1403">
          <table:table-cell table:style-name="TableCell140300">
            <text:p text:style-name="P273"><text:span text:style-name="T828">103</text:span><text:span text:style-name="T829"/></text:p>
          </table:table-cell>
          <table:table-cell table:style-name="TableCell140301">
            <text:p text:style-name="P273"><text:span text:style-name="T830">512</text:span><text:span text:style-name="T831"/></text:p>
          </table:table-cell>
        </table:table-row>
      </table:table>
      <text:p text:style-name="P275"><text:span text:style-name="T832"><text:s text:c="35"/></text:span></text:p>
      <text:p text:style-name="P275"><text:span text:style-name="T833"/></text:p>
      <text:p text:style-name="P275"><text:span text:style-name="T834"><text:s text:c="26"/>DDL STATEMENTS</text:span></text:p>
      <text:p text:style-name="P276"><text:span text:style-name="T835"/></text:p>
      <text:p text:style-name="P276"><text:span text:style-name="T835"/></text:p>
      <text:p text:style-name="P276"><text:span text:style-name="T836">create table department(</text:span></text:p>
      <text:p text:style-name="P276"><text:span text:style-name="T836">dept_id int primary key,</text:span></text:p>
      <text:p text:style-name="P276"><text:span text:style-name="T836">dept_name varchar(10),</text:span></text:p>
      <text:p text:style-name="P276"><text:span text:style-name="T836">budget numeric(8,2)</text:span></text:p>
      <text:p text:style-name="P276"><text:span text:style-name="T836">);</text:span></text:p>
      <text:p text:style-name="P276"><text:span text:style-name="T836">create table cabin(</text:span></text:p>
      <text:p text:style-name="P276"><text:span text:style-name="T836">cabin_no int primary key,</text:span></text:p>
      <text:p text:style-name="P276"><text:span text:style-name="T836">dept_id int references department(dept_id)</text:span></text:p>
      <text:p text:style-name="P276"><text:span text:style-name="T836">);</text:span></text:p>
      <text:p text:style-name="P276"><text:span text:style-name="T836"><text:s/></text:span></text:p>
      <text:p text:style-name="P276"><text:span text:style-name="T836">create table staff(</text:span></text:p>
      <text:p text:style-name="P276"><text:span text:style-name="T836">emp_id int primary key,</text:span></text:p>
      <text:p text:style-name="P276"><text:span text:style-name="T836">emp_name varchar(20),</text:span></text:p>
      <text:p text:style-name="P276"><text:span text:style-name="T836">phone numeric(10,0),</text:span></text:p>
      <text:p text:style-name="P276"><text:span text:style-name="T836">salary numeric(7,2),</text:span></text:p>
      <text:p text:style-name="P276"><text:span text:style-name="T836">dept_no int references department(dept_id),</text:span></text:p>
      <text:p text:style-name="P276"><text:span text:style-name="T836">cabin_no int references cabin(cabin_no)</text:span></text:p>
      <text:p text:style-name="P276"><text:span text:style-name="T836">);</text:span></text:p>
      <text:p text:style-name="P276"><text:span text:style-name="T836">create table fine(</text:span></text:p>
      <text:p text:style-name="P276"><text:span text:style-name="T836">fine_no int primary key,</text:span></text:p>
      <text:p text:style-name="P276"><text:span text:style-name="T836">fine_amt int</text:span></text:p>
      <text:p text:style-name="P276"><text:span text:style-name="T836">);</text:span></text:p>
      <text:p text:style-name="P276"><text:span text:style-name="T837"/></text:p>
      <text:p text:style-name="P276"><text:span text:style-name="T838">create table GAD(</text:span></text:p>
      <text:p text:style-name="P276"><text:span text:style-name="T838">request_no int primary key,</text:span></text:p>
      <text:p text:style-name="P276"><text:span text:style-name="T838">request_status varchar(10),</text:span></text:p>
      <text:p text:style-name="P276"><text:span text:style-name="T838">fine_status varchar(4),</text:span></text:p>
      <text:p text:style-name="P276"><text:span text:style-name="T838">fine_no int references fine(fine_no)</text:span></text:p>
      <text:p text:style-name="P276"><text:span text:style-name="T838">);</text:span></text:p>
      <text:p text:style-name="P276"><text:span text:style-name="T839"/></text:p>
      <text:p text:style-name="P276"><text:span text:style-name="T840"><text:s/></text:span></text:p>
      <text:p text:style-name="P276"><text:span text:style-name="T840">create table inventory(</text:span></text:p>
      <text:p text:style-name="P276"><text:span text:style-name="T840">item_id int primary key,</text:span></text:p>
      <text:p text:style-name="P276"><text:span text:style-name="T840">item_condition varchar(10),</text:span></text:p>
      <text:p text:style-name="P276"><text:span text:style-name="T840">item_name varchar(10),</text:span></text:p>
      <text:p text:style-name="P276"><text:span text:style-name="T840">price int,</text:span></text:p>
      <text:p text:style-name="P276"><text:span text:style-name="T840">quantity int,</text:span></text:p>
      <text:p text:style-name="P276"><text:span text:style-name="T840">emp_id int references staff(emp_id)</text:span></text:p>
      <text:p text:style-name="P276"><text:span text:style-name="T840">);</text:span></text:p>
      <text:p text:style-name="P276"><text:span text:style-name="T841"/></text:p>
      <text:p text:style-name="P276"><text:span text:style-name="T842">create table AggregateTable(</text:span></text:p>
      <text:p text:style-name="P276"><text:span text:style-name="T842">emp_id int references staff(emp_id),</text:span></text:p>
      <text:p text:style-name="P276"><text:span text:style-name="T842">request_no int references GAD(request_no),</text:span></text:p>
      <text:p text:style-name="P276"><text:span text:style-name="T842">item_id int references inventory(item_id),</text:span></text:p>
      <text:p text:style-name="P276"><text:span text:style-name="T842">primary key(emp_id,request_no,item_id)</text:span></text:p>
      <text:p text:style-name="P276"><text:span text:style-name="T842">);</text:span></text:p>
      <text:p text:style-name="P277"><text:span text:style-name="T843"/></text:p>
      <text:p text:style-name="P277"><text:span text:style-name="T844"><text:s text:c="29"/>UPDATED SCHEMA:</text:span></text:p>
      <text:p text:style-name="P277"><text:span text:style-name="T845"/></text:p>
      <text:p text:style-name="P277"><draw:frame text:anchor-type="as-char" svg:width="165.10mm" svg:height="117.74mm" style:rel-width="scale" style:rel-height="scale"><draw:object-ole xlink:href="OleObj1"/><draw:image xlink:href="ObjectReplacements/OleObj1"/></draw:frame><text:span text:style-name="T8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